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EB Garamond" svg:font-family="'EB Garamond'"/>
    <style:font-face style:name="ﾉqﾉ篷Mﾉm� Pro W3" svg:font-family="'ﾉqﾉ篷Mﾉm� Pro W3', 'Times New Roman'" style:font-family-generic="roman"/>
    <style:font-face style:name="FreeSans" svg:font-family="FreeSans" style:font-family-generic="swiss"/>
    <style:font-face style:name="Noto Sans CJK SC Regular" svg:font-family="'Noto Sans CJK SC Regular'" style:font-family-generic="swiss"/>
    <style:font-face style:name="Brush Script MT" svg:font-family="'Brush Script MT'" style:font-pitch="variable"/>
    <style:font-face style:name="Courier New" svg:font-family="'Courier New'" style:font-pitch="variable"/>
    <style:font-face style:name="Geneva" svg:font-family="Geneva" style:font-pitch="variable"/>
    <style:font-face style:name="Geneva CY" svg:font-family="'Geneva CY'" style:font-pitch="variable"/>
    <style:font-face style:name="Lucida Grande" svg:font-family="'Lucida Grande'" style:font-pitch="variable"/>
    <style:font-face style:name="Lucida Handwriting" svg:font-family="'Lucida Handwriting'" style:font-pitch="variable"/>
    <style:font-face style:name="Mistral" svg:font-family="Mistral"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Geneva" style:font-name-complex="Geneva"/>
    </style:style>
    <style:style style:name="P2" style:family="paragraph" style:parent-style-name="Standard">
      <style:text-properties style:font-name="Mistral" fo:font-size="36pt" style:font-size-asian="36pt" style:font-name-complex="Mistral"/>
    </style:style>
    <style:style style:name="P3" style:family="paragraph" style:parent-style-name="Standard">
      <style:text-properties style:font-name="Mistral" style:font-name-complex="Mistral"/>
    </style:style>
    <style:style style:name="P4" style:family="paragraph" style:parent-style-name="Standard">
      <style:text-properties fo:color="#000000" style:font-name="Lucida Grande" style:font-name-complex="Lucida Grande"/>
    </style:style>
    <style:style style:name="P5" style:family="paragraph" style:parent-style-name="Standard">
      <style:text-properties fo:color="#000000" fo:font-size="9pt" style:font-size-asian="9pt"/>
    </style:style>
    <style:style style:name="P6" style:family="paragraph" style:parent-style-name="Standard">
      <style:text-properties fo:color="#000000" fo:font-size="9pt" fo:font-style="italic" style:font-size-asian="9pt" style:font-style-asian="italic"/>
    </style:style>
    <style:style style:name="P7" style:family="paragraph" style:parent-style-name="Standard">
      <style:text-properties fo:language="ru" fo:country="RU"/>
    </style:style>
    <style:style style:name="P8" style:family="paragraph" style:parent-style-name="Standard">
      <style:text-properties fo:language="ru" fo:country="RU" fo:font-weight="bold" style:font-weight-asian="bold"/>
    </style:style>
    <style:style style:name="P9" style:family="paragraph" style:parent-style-name="Standard">
      <style:text-properties fo:language="ru" fo:country="RU" fo:font-style="italic" style:font-style-asian="italic"/>
    </style:style>
    <style:style style:name="P10" style:family="paragraph" style:parent-style-name="Standard">
      <style:text-properties fo:language="ru" fo:country="RU" style:font-name-asian="Geneva CY"/>
    </style:style>
    <style:style style:name="P11" style:family="paragraph" style:parent-style-name="Standard" style:list-style-name="WW8Num3">
      <style:text-properties fo:language="ru" fo:country="RU"/>
    </style:style>
    <style:style style:name="P12" style:family="paragraph" style:parent-style-name="Standard">
      <style:text-properties fo:font-size="14pt" style:font-size-asian="14pt"/>
    </style:style>
    <style:style style:name="P13" style:family="paragraph" style:parent-style-name="Standard">
      <style:text-properties fo:font-size="14pt" fo:language="ru" fo:country="RU" style:font-size-asian="14pt"/>
    </style:style>
    <style:style style:name="P14" style:family="paragraph" style:parent-style-name="Standard">
      <style:text-properties fo:font-size="14pt" fo:language="ru" fo:country="RU" fo:font-weight="bold" style:font-size-asian="14pt" style:font-weight-asian="bold"/>
    </style:style>
    <style:style style:name="P15" style:family="paragraph" style:parent-style-name="Standard">
      <style:text-properties fo:font-size="14pt" fo:language="ru" fo:country="RU" fo:font-style="italic" style:font-size-asian="14pt" style:font-style-asian="italic"/>
    </style:style>
    <style:style style:name="P16" style:family="paragraph" style:parent-style-name="Standard">
      <style:text-properties fo:font-style="italic" style:font-style-asian="italic"/>
    </style:style>
    <style:style style:name="P17" style:family="paragraph" style:parent-style-name="Standard">
      <style:text-properties style:font-name-asian="Geneva CY"/>
    </style:style>
    <style:style style:name="P18" style:family="paragraph" style:parent-style-name="Standard">
      <style:text-properties style:font-name="Times" style:font-name-complex="Times"/>
    </style:style>
    <style:style style:name="P19" style:family="paragraph" style:parent-style-name="Standard">
      <style:text-properties style:font-name="Times" fo:language="ru" fo:country="RU" style:font-name-complex="Times"/>
    </style:style>
    <style:style style:name="P20" style:family="paragraph" style:parent-style-name="Standard">
      <style:text-properties style:font-name="Times" fo:font-style="italic" style:font-style-asian="italic" style:font-name-complex="Times"/>
    </style:style>
    <style:style style:name="P21" style:family="paragraph" style:parent-style-name="Standard">
      <style:text-properties style:font-name="Times New Roman" style:font-name-complex="Times New Roman"/>
    </style:style>
    <style:style style:name="P22" style:family="paragraph" style:parent-style-name="Standard">
      <style:text-properties style:font-name="Times New Roman" fo:language="en" fo:country="US" style:font-name-complex="Times New Roman"/>
    </style:style>
    <style:style style:name="P23" style:family="paragraph" style:parent-style-name="Standard">
      <style:text-properties style:font-name="Times New Roman" fo:language="ru" fo:country="RU" style:font-name-complex="Times New Roman"/>
    </style:style>
    <style:style style:name="P24" style:family="paragraph" style:parent-style-name="Standard">
      <style:text-properties style:font-name="Geneva CY" style:font-name-complex="Geneva CY"/>
    </style:style>
    <style:style style:name="P25" style:family="paragraph" style:parent-style-name="Standard">
      <style:text-properties style:font-name="Geneva CY" fo:language="ru" fo:country="RU" style:font-name-complex="Geneva CY"/>
    </style:style>
    <style:style style:name="P26" style:family="paragraph" style:parent-style-name="Standard">
      <style:text-properties fo:font-size="12pt" fo:language="en" fo:country="US" fo:font-weight="bold" style:font-size-asian="12pt" style:font-weight-asian="bold"/>
    </style:style>
    <style:style style:name="P27" style:family="paragraph" style:parent-style-name="Standard">
      <style:text-properties style:text-underline-style="solid" style:text-underline-width="auto" style:text-underline-color="font-color"/>
    </style:style>
    <style:style style:name="P28" style:family="paragraph" style:parent-style-name="Standard">
      <style:paragraph-properties fo:margin-left="0in" fo:margin-right="0in" fo:text-indent="0.5in" style:auto-text-indent="false"/>
    </style:style>
    <style:style style:name="P29" style:family="paragraph" style:parent-style-name="Standard">
      <style:paragraph-properties fo:margin-left="0in" fo:margin-right="0in" fo:text-indent="0.5in" style:auto-text-indent="false"/>
      <style:text-properties fo:color="#000000" style:font-name="Lucida Grande" style:font-name-complex="Lucida Grande"/>
    </style:style>
    <style:style style:name="P30" style:family="paragraph" style:parent-style-name="Standard">
      <style:paragraph-properties fo:margin-left="0in" fo:margin-right="0in" fo:text-indent="0.5in" style:auto-text-indent="false"/>
      <style:text-properties fo:language="ru" fo:country="RU"/>
    </style:style>
    <style:style style:name="P31" style:family="paragraph" style:parent-style-name="Standard">
      <style:paragraph-properties fo:margin-left="0.5in" fo:margin-right="0in" fo:text-indent="0in" style:auto-text-indent="false"/>
    </style:style>
    <style:style style:name="P32" style:family="paragraph" style:parent-style-name="Standard">
      <style:paragraph-properties fo:margin-left="3in" fo:margin-right="0in" fo:text-indent="0.5in" style:auto-text-indent="false"/>
    </style:style>
    <style:style style:name="P33" style:family="paragraph" style:parent-style-name="Standard">
      <style:paragraph-properties fo:margin-left="4in" fo:margin-right="0in" fo:text-indent="0.5in" style:auto-text-indent="false"/>
      <style:text-properties fo:font-style="italic" style:font-style-asian="italic"/>
    </style:style>
    <style:style style:name="P34" style:family="paragraph" style:parent-style-name="Standard">
      <style:paragraph-properties fo:margin-left="1.5in" fo:margin-right="0in" fo:text-indent="0.5in" style:auto-text-indent="false"/>
    </style:style>
    <style:style style:name="P35" style:family="paragraph" style:parent-style-name="Standard">
      <style:paragraph-properties fo:margin-left="0.5in" fo:margin-right="0in" fo:text-indent="0.5in" style:auto-text-indent="false"/>
    </style:style>
    <style:style style:name="P36" style:family="paragraph" style:parent-style-name="Heading_20_2">
      <style:text-properties style:font-name="Mistral" fo:font-size="36pt" style:font-size-asian="36pt" style:font-name-complex="Mistral"/>
    </style:style>
    <style:style style:name="P37" style:family="paragraph" style:parent-style-name="Heading_20_1">
      <style:text-properties style:font-name="Geneva CY" style:font-name-complex="Geneva CY"/>
    </style:style>
    <style:style style:name="P38" style:family="paragraph" style:parent-style-name="Heading_20_1">
      <style:text-properties style:font-name="Geneva CY" fo:language="ru" fo:country="RU" style:font-name-complex="Geneva CY"/>
    </style:style>
    <style:style style:name="P39" style:family="paragraph" style:parent-style-name="Heading_20_3" style:master-page-name="Convert_20_1">
      <style:paragraph-properties fo:text-align="center" style:justify-single-word="false" style:page-number="1"/>
    </style:style>
    <style:style style:name="P40" style:family="paragraph" style:parent-style-name="Heading_20_4">
      <style:paragraph-properties fo:text-align="center" style:justify-single-word="false"/>
    </style:style>
    <style:style style:name="P41" style:family="paragraph" style:parent-style-name="Heading_20_5">
      <style:text-properties style:font-name="Times New Roman" fo:language="en" fo:country="US" style:font-name-complex="Times New Roman"/>
    </style:style>
    <style:style style:name="P42" style:family="paragraph" style:parent-style-name="Heading_20_5">
      <style:text-properties fo:font-size="12pt" fo:language="en" fo:country="US" fo:font-weight="normal" style:font-size-asian="12pt" style:font-weight-asian="normal"/>
    </style:style>
    <style:style style:name="P43" style:family="paragraph" style:parent-style-name="Heading_20_5">
      <style:paragraph-properties fo:text-align="start" style:justify-single-word="false"/>
      <style:text-properties fo:font-size="12pt" fo:language="en" fo:country="US" style:font-size-asian="12pt"/>
    </style:style>
    <style:style style:name="P44" style:family="paragraph" style:parent-style-name="Subtitle">
      <style:text-properties fo:font-size="12pt" style:font-size-asian="12pt"/>
    </style:style>
    <style:style style:name="P45" style:family="paragraph" style:parent-style-name="Footer">
      <style:paragraph-properties>
        <style:tab-stops/>
      </style:paragraph-properties>
    </style:style>
    <style:style style:name="P46" style:family="paragraph" style:parent-style-name="Footer">
      <style:paragraph-properties fo:text-align="center" style:justify-single-word="false">
        <style:tab-stops/>
      </style:paragraph-properties>
      <style:text-properties fo:language="ru" fo:country="RU"/>
    </style:style>
    <style:style style:name="P47" style:family="paragraph" style:parent-style-name="Footer">
      <style:paragraph-properties>
        <style:tab-stops/>
      </style:paragraph-properties>
      <style:text-properties fo:language="ru" fo:country="RU" style:font-name-asian="Geneva CY"/>
    </style:style>
    <style:style style:name="P48" style:family="paragraph" style:parent-style-name="Footer">
      <style:paragraph-properties>
        <style:tab-stops/>
      </style:paragraph-properties>
      <style:text-properties fo:language="ru" fo:country="RU"/>
    </style:style>
    <style:style style:name="P49" style:family="paragraph" style:parent-style-name="Footer">
      <style:paragraph-properties>
        <style:tab-stops/>
      </style:paragraph-properties>
      <style:text-properties fo:language="ru" fo:country="RU" fo:font-style="italic" style:font-style-asian="italic"/>
    </style:style>
    <style:style style:name="P50" style:family="paragraph" style:parent-style-name="Footer">
      <style:paragraph-properties>
        <style:tab-stops/>
      </style:paragraph-properties>
      <style:text-properties fo:font-size="14pt" style:font-size-asian="14pt"/>
    </style:style>
    <style:style style:name="P51" style:family="paragraph" style:parent-style-name="Footer">
      <style:paragraph-properties>
        <style:tab-stops/>
      </style:paragraph-properties>
      <style:text-properties fo:font-size="14pt" fo:language="ru" fo:country="RU" style:font-size-asian="14pt"/>
    </style:style>
    <style:style style:name="P52" style:family="paragraph" style:parent-style-name="Footer">
      <style:paragraph-properties>
        <style:tab-stops/>
      </style:paragraph-properties>
      <style:text-properties fo:font-style="italic" style:font-style-asian="italic"/>
    </style:style>
    <style:style style:name="P53" style:family="paragraph" style:parent-style-name="Footer">
      <style:paragraph-properties>
        <style:tab-stops/>
      </style:paragraph-properties>
      <style:text-properties fo:color="#000000" style:font-name-asian="ﾉqﾉ篷Mﾉm� Pro W3"/>
    </style:style>
    <style:style style:name="P54" style:family="paragraph" style:parent-style-name="Footer">
      <style:paragraph-properties>
        <style:tab-stops/>
      </style:paragraph-properties>
      <style:text-properties fo:color="#000000" fo:font-style="italic" style:font-name-asian="ﾉqﾉ篷Mﾉm� Pro W3" style:font-style-asian="italic"/>
    </style:style>
    <style:style style:name="P55" style:family="paragraph" style:parent-style-name="Footer">
      <style:paragraph-properties fo:margin-left="0in" fo:margin-right="0in" fo:text-indent="0.5in" style:auto-text-indent="false">
        <style:tab-stops/>
      </style:paragraph-properties>
    </style:style>
    <style:style style:name="P56" style:family="paragraph" style:parent-style-name="Footer">
      <style:paragraph-properties fo:margin-left="3in" fo:margin-right="0in" fo:text-indent="0in" style:auto-text-indent="false">
        <style:tab-stops/>
      </style:paragraph-properties>
    </style:style>
    <style:style style:name="P57" style:family="paragraph" style:parent-style-name="Footer">
      <style:paragraph-properties fo:margin-left="0.5in" fo:margin-right="0in" fo:text-indent="0in" style:auto-text-indent="false">
        <style:tab-stops/>
      </style:paragraph-properties>
    </style:style>
    <style:style style:name="P58" style:family="paragraph" style:parent-style-name="Footer">
      <style:paragraph-properties fo:margin-left="0.5in" fo:margin-right="0in" fo:text-indent="0.5in" style:auto-text-indent="false">
        <style:tab-stops/>
      </style:paragraph-properties>
      <style:text-properties style:font-name="Times" fo:font-style="italic" style:font-style-asian="italic" style:font-name-complex="Times"/>
    </style:style>
    <style:style style:name="P59" style:family="paragraph" style:parent-style-name="Footer">
      <style:paragraph-properties fo:margin-left="0in" fo:margin-right="0.25in" fo:text-indent="0in" style:auto-text-indent="false"/>
    </style:style>
    <style:style style:name="P60" style:family="paragraph" style:parent-style-name="Footer">
      <style:paragraph-properties fo:margin-left="0in" fo:margin-right="0.25in" fo:text-indent="0.25in" style:auto-text-indent="false"/>
    </style:style>
    <style:style style:name="P61" style:family="paragraph" style:parent-style-name="Body_20_Text_20_Indent_20_3" style:list-style-name="WW8Num2"/>
    <style:style style:name="P62" style:family="paragraph" style:parent-style-name="Body_20_Text_20_Indent_20_3" style:list-style-name="WW8Num2">
      <style:text-properties fo:language="ru" fo:country="RU"/>
    </style:style>
    <style:style style:name="P63" style:family="paragraph" style:parent-style-name="Body_20_Text_20_Indent_20_3">
      <style:paragraph-properties fo:margin-left="0in" fo:margin-right="0in" fo:text-indent="0.5in" style:auto-text-indent="false"/>
    </style:style>
    <style:style style:name="P64" style:family="paragraph" style:parent-style-name="Body_20_Text_20_Indent_20_3">
      <style:paragraph-properties fo:margin-left="0in" fo:margin-right="0in" fo:text-indent="0.5in" style:auto-text-indent="false"/>
      <style:text-properties fo:language="ru" fo:country="RU"/>
    </style:style>
    <style:style style:name="P65" style:family="paragraph" style:parent-style-name="Body_20_Text_20_Indent_20_3">
      <style:paragraph-properties fo:margin-left="0in" fo:margin-right="0in" fo:text-indent="0in" style:auto-text-indent="false"/>
    </style:style>
    <style:style style:name="P66" style:family="paragraph" style:parent-style-name="Body_20_Text_20_Indent_20_3">
      <style:paragraph-properties fo:margin-left="0in" fo:margin-right="0in" fo:text-indent="0in" style:auto-text-indent="false"/>
      <style:text-properties fo:language="ru" fo:country="RU"/>
    </style:style>
    <style:style style:name="P67" style:family="paragraph" style:parent-style-name="Body_20_Text_20_Indent_20_3">
      <style:paragraph-properties fo:margin-left="0in" fo:margin-right="0in" fo:text-indent="0in" style:auto-text-indent="false"/>
      <style:text-properties fo:language="ru" fo:country="RU" fo:font-style="italic" style:font-style-asian="italic"/>
    </style:style>
    <style:style style:name="P68" style:family="paragraph" style:parent-style-name="Body_20_Text_20_Indent_20_3">
      <style:paragraph-properties fo:margin-left="0in" fo:margin-right="0in" fo:text-indent="0in" style:auto-text-indent="false"/>
      <style:text-properties fo:font-style="italic" style:font-style-asian="italic"/>
    </style:style>
    <style:style style:name="P69" style:family="paragraph" style:parent-style-name="Body_20_Text_20_Indent_20_3">
      <style:paragraph-properties fo:margin-left="0in" fo:margin-right="0in" fo:text-indent="0in" style:auto-text-indent="false"/>
      <style:text-properties style:font-name="Times" style:font-name-complex="Times"/>
    </style:style>
    <style:style style:name="P70" style:family="paragraph" style:parent-style-name="Body_20_Text_20_Indent_20_3">
      <style:paragraph-properties fo:margin-left="0in" fo:margin-right="0in" fo:text-indent="0in" style:auto-text-indent="false"/>
      <style:text-properties style:font-name="Times" fo:font-size="14pt" style:font-size-asian="14pt" style:font-name-complex="Times"/>
    </style:style>
    <style:style style:name="P71" style:family="paragraph" style:parent-style-name="Body_20_Text_20_Indent_20_3">
      <style:paragraph-properties fo:margin-left="0in" fo:margin-right="0in" fo:text-indent="0in" style:auto-text-indent="false"/>
      <style:text-properties fo:font-size="14pt" style:font-size-asian="14pt"/>
    </style:style>
    <style:style style:name="P72" style:family="paragraph" style:parent-style-name="Body_20_Text_20_Indent_20_3">
      <style:paragraph-properties fo:margin-left="0in" fo:margin-right="0in" fo:text-indent="0in" style:auto-text-indent="false"/>
      <style:text-properties fo:font-size="14pt" fo:language="ru" fo:country="RU" style:font-size-asian="14pt"/>
    </style:style>
    <style:style style:name="P73" style:family="paragraph" style:parent-style-name="Body_20_Text_20_Indent_20_3">
      <style:paragraph-properties fo:margin-left="0in" fo:margin-right="0in" fo:text-indent="0in" style:auto-text-indent="false"/>
      <style:text-properties fo:font-size="14pt" fo:language="ru" fo:country="RU" fo:font-style="italic" style:font-size-asian="14pt" style:font-style-asian="italic"/>
    </style:style>
    <style:style style:name="P74" style:family="paragraph" style:parent-style-name="Body_20_Text_20_Indent_20_3">
      <style:paragraph-properties fo:margin-left="0in" fo:margin-right="0in" fo:text-indent="0in" style:auto-text-indent="false"/>
      <style:text-properties fo:font-size="14pt" fo:font-style="italic" style:font-size-asian="14pt" style:font-style-asian="italic"/>
    </style:style>
    <style:style style:name="P75" style:family="paragraph" style:parent-style-name="Body_20_Text_20_Indent_20_3">
      <style:paragraph-properties fo:margin-left="0in" fo:margin-right="0in" fo:text-indent="0in" style:auto-text-indent="false"/>
      <style:text-properties fo:font-size="14pt" fo:font-weight="bold" style:font-size-asian="14pt" style:font-weight-asian="bold"/>
    </style:style>
    <style:style style:name="P76" style:family="paragraph" style:parent-style-name="Body_20_Text_20_Indent_20_3">
      <style:paragraph-properties fo:margin-left="0in" fo:margin-right="0in" fo:text-indent="0in" style:auto-text-indent="false"/>
      <style:text-properties style:font-name-asian="Geneva CY"/>
    </style:style>
    <style:style style:name="P77" style:family="paragraph" style:parent-style-name="Body_20_Text_20_Indent_20_3">
      <style:paragraph-properties fo:margin-left="0in" fo:margin-right="0in" fo:text-indent="0in" style:auto-text-indent="false"/>
      <style:text-properties fo:font-weight="bold" style:font-weight-asian="bold"/>
    </style:style>
    <style:style style:name="P78" style:family="paragraph" style:parent-style-name="Body_20_Text_20_Indent_20_3">
      <style:paragraph-properties fo:margin-left="0in" fo:margin-right="0in" fo:text-align="center" style:justify-single-word="false" fo:text-indent="0in" style:auto-text-indent="false"/>
      <style:text-properties fo:font-size="18pt" fo:font-style="italic" fo:font-weight="bold" style:font-size-asian="18pt" style:font-style-asian="italic" style:font-weight-asian="bold"/>
    </style:style>
    <style:style style:name="P79" style:family="paragraph" style:parent-style-name="Body_20_Text_20_Indent_20_3">
      <style:paragraph-properties fo:margin-left="0in" fo:margin-right="0in" fo:text-align="center" style:justify-single-word="false" fo:text-indent="0in" style:auto-text-indent="false"/>
      <style:text-properties fo:font-size="18pt" fo:font-weight="bold" style:font-size-asian="18pt" style:font-weight-asian="bold"/>
    </style:style>
    <style:style style:name="P80" style:family="paragraph" style:parent-style-name="Body_20_Text_20_Indent_20_3">
      <style:paragraph-properties fo:margin-left="0in" fo:margin-right="0in" fo:text-indent="0in" style:auto-text-indent="false"/>
      <style:text-properties style:font-name="Times New Roman" fo:font-size="14pt" style:font-size-asian="14pt" style:font-name-complex="Times New Roman"/>
    </style:style>
    <style:style style:name="P81" style:family="paragraph" style:parent-style-name="Body_20_Text_20_Indent_20_3">
      <style:paragraph-properties fo:margin-left="0in" fo:margin-right="0in" fo:text-indent="0in" style:auto-text-indent="false"/>
      <style:text-properties style:font-name="Times New Roman" fo:font-size="14pt" fo:language="ru" fo:country="RU" style:font-size-asian="14pt" style:font-name-complex="Times New Roman"/>
    </style:style>
    <style:style style:name="P82" style:family="paragraph" style:parent-style-name="Body_20_Text_20_Indent_20_3">
      <style:paragraph-properties fo:margin-left="0in" fo:margin-right="0in" fo:text-indent="0in" style:auto-text-indent="false"/>
      <style:text-properties style:font-name="Geneva CY" style:font-name-complex="Geneva CY"/>
    </style:style>
    <style:style style:name="P83" style:family="paragraph" style:parent-style-name="Body_20_Text_20_Indent_20_3">
      <style:paragraph-properties fo:margin-left="0in" fo:margin-right="0in" fo:text-indent="0in" style:auto-text-indent="false"/>
      <style:text-properties style:text-underline-style="solid" style:text-underline-width="auto" style:text-underline-color="font-color"/>
    </style:style>
    <style:style style:name="P84" style:family="paragraph" style:parent-style-name="Body_20_Text_20_Indent_20_3">
      <style:paragraph-properties fo:margin-left="0in" fo:margin-right="0in" fo:text-indent="0in" style:auto-text-indent="false">
        <style:tab-stops>
          <style:tab-stop style:position="0.5in"/>
          <style:tab-stop style:position="1in"/>
          <style:tab-stop style:position="1.3752in"/>
        </style:tab-stops>
      </style:paragraph-properties>
    </style:style>
    <style:style style:name="P85" style:family="paragraph" style:parent-style-name="Body_20_Text_20_Indent_20_3">
      <style:paragraph-properties fo:margin-left="0in" fo:margin-right="0in" fo:text-indent="0in" style:auto-text-indent="false">
        <style:tab-stops>
          <style:tab-stop style:position="0.5in"/>
          <style:tab-stop style:position="1in"/>
          <style:tab-stop style:position="1.6252in"/>
        </style:tab-stops>
      </style:paragraph-properties>
    </style:style>
    <style:style style:name="P86" style:family="paragraph" style:parent-style-name="Body_20_Text_20_Indent_20_3" style:master-page-name="Standard">
      <style:paragraph-properties fo:margin-left="0in" fo:margin-right="0in" fo:text-align="center" style:justify-single-word="false" fo:text-indent="0in" style:auto-text-indent="false" style:page-number="1"/>
    </style:style>
    <style:style style:name="P87" style:family="paragraph" style:parent-style-name="Body_20_Text_20_Indent_20_3">
      <style:paragraph-properties fo:margin-left="0.5in" fo:margin-right="0in" fo:text-indent="0in" style:auto-text-indent="false"/>
    </style:style>
    <style:style style:name="P88" style:family="paragraph" style:parent-style-name="Body_20_Text_20_Indent_20_3">
      <style:paragraph-properties fo:margin-left="0.5in" fo:margin-right="0in" fo:text-indent="0in" style:auto-text-indent="false"/>
      <style:text-properties fo:language="ru" fo:country="RU"/>
    </style:style>
    <style:style style:name="P89" style:family="paragraph" style:parent-style-name="Body_20_Text_20_Indent_20_3">
      <style:paragraph-properties fo:margin-left="0.5in" fo:margin-right="0in" fo:text-indent="-0.5in" style:auto-text-indent="false"/>
      <style:text-properties fo:font-size="14pt" style:text-underline-style="solid" style:text-underline-width="auto" style:text-underline-color="font-color" fo:font-weight="bold" style:font-size-asian="14pt" style:font-weight-asian="bold"/>
    </style:style>
    <style:style style:name="P90" style:family="paragraph" style:parent-style-name="Body_20_Text_20_Indent_20_3">
      <style:paragraph-properties fo:margin-left="0.5in" fo:margin-right="0in" fo:text-indent="-0.5in" style:auto-text-indent="false">
        <style:tab-stops>
          <style:tab-stop style:position="0.5in"/>
          <style:tab-stop style:position="1in"/>
          <style:tab-stop style:position="1.3752in"/>
        </style:tab-stops>
      </style:paragraph-properties>
    </style:style>
    <style:style style:name="T1" style:family="text">
      <style:text-properties fo:language="ru" fo:country="RU"/>
    </style:style>
    <style:style style:name="T2" style:family="text">
      <style:text-properties fo:language="ru" fo:country="RU" fo:font-weight="bold" style:font-weight-asian="bold"/>
    </style:style>
    <style:style style:name="T3" style:family="text">
      <style:text-properties fo:language="ru" fo:country="RU" style:text-underline-style="solid" style:text-underline-width="auto" style:text-underline-color="font-color"/>
    </style:style>
    <style:style style:name="T4" style:family="text">
      <style:text-properties fo:language="ru" fo:country="RU" fo:font-style="italic" style:font-style-asian="italic"/>
    </style:style>
    <style:style style:name="T5" style:family="text">
      <style:text-properties style:font-name="Geneva" style:font-name-complex="Geneva"/>
    </style:style>
    <style:style style:name="T6" style:family="text">
      <style:text-properties style:font-name="Geneva" fo:font-style="italic" style:font-style-asian="italic" style:font-name-complex="Geneva"/>
    </style:style>
    <style:style style:name="T7" style:family="text">
      <style:text-properties style:text-position="super 58%"/>
    </style:style>
    <style:style style:name="T8" style:family="text">
      <style:text-properties style:text-position="super 58%" style:font-name="Geneva CY" style:font-name-complex="Geneva CY"/>
    </style:style>
    <style:style style:name="T9" style:family="text">
      <style:text-properties style:text-position="super 58%" fo:language="ru" fo:country="RU"/>
    </style:style>
    <style:style style:name="T10" style:family="text">
      <style:text-properties style:text-position="super 58%" fo:font-size="14pt" style:font-size-asian="14pt"/>
    </style:style>
    <style:style style:name="T11" style:family="text">
      <style:text-properties fo:font-style="italic" style:font-style-asian="italic"/>
    </style:style>
    <style:style style:name="T12" style:family="text">
      <style:text-properties fo:font-size="16pt" fo:language="ru" fo:country="RU" style:font-size-asian="16pt"/>
    </style:style>
    <style:style style:name="T13" style:family="text">
      <style:text-properties fo:font-size="14pt" style:font-size-asian="14pt"/>
    </style:style>
    <style:style style:name="T14" style:family="text">
      <style:text-properties fo:font-size="14pt" fo:language="ru" fo:country="RU" style:font-size-asian="14pt"/>
    </style:style>
    <style:style style:name="T15" style:family="text">
      <style:text-properties fo:font-size="14pt" fo:language="ru" fo:country="RU" fo:font-weight="bold" style:font-size-asian="14pt" style:font-weight-asian="bold"/>
    </style:style>
    <style:style style:name="T16" style:family="text">
      <style:text-properties fo:font-size="14pt" fo:language="ru" fo:country="RU" style:text-underline-style="solid" style:text-underline-width="auto" style:text-underline-color="font-color" style:font-size-asian="14pt"/>
    </style:style>
    <style:style style:name="T17" style:family="text">
      <style:text-properties fo:font-size="14pt" fo:font-weight="bold" style:font-size-asian="14pt" style:font-weight-asian="bold"/>
    </style:style>
    <style:style style:name="T18" style:family="text">
      <style:text-properties fo:font-size="14pt" style:text-underline-style="solid" style:text-underline-width="auto" style:text-underline-color="font-color" style:font-size-asian="14pt"/>
    </style:style>
    <style:style style:name="T19" style:family="text">
      <style:text-properties fo:font-size="14pt" fo:font-style="italic" style:font-size-asian="14pt" style:font-style-asian="italic"/>
    </style:style>
    <style:style style:name="T20" style:family="text">
      <style:text-properties fo:font-weight="bold" style:font-weight-asian="bold"/>
    </style:style>
    <style:style style:name="T21" style:family="text">
      <style:text-properties style:text-underline-style="solid" style:text-underline-width="auto" style:text-underline-color="font-color"/>
    </style:style>
    <style:style style:name="T22" style:family="text">
      <style:text-properties style:font-name="Times New Roman" fo:font-size="14pt" style:font-size-asian="14pt" style:font-name-complex="Times New Roman"/>
    </style:style>
    <style:style style:name="T23" style:family="text">
      <style:text-properties style:font-name="Times New Roman" style:font-name-complex="Times New Roman"/>
    </style:style>
    <style:style style:name="T24" style:family="text">
      <style:text-properties style:font-name="Times New Roman" fo:language="en" fo:country="US" style:font-name-complex="Times New Roman"/>
    </style:style>
    <style:style style:name="T25" style:family="text">
      <style:text-properties style:font-name="Times New Roman" fo:font-style="italic" style:font-style-asian="italic" style:font-name-complex="Times New Roman"/>
    </style:style>
    <style:style style:name="T26" style:family="text">
      <style:text-properties style:font-name="Geneva CY" style:font-name-complex="Geneva CY"/>
    </style:style>
    <style:style style:name="T27" style:family="text">
      <style:text-properties style:font-name="Geneva CY" fo:language="ru" fo:country="RU" style:font-name-complex="Geneva CY"/>
    </style:style>
    <style:style style:name="T28" style:family="text">
      <style:text-properties style:font-name="Times" style:font-name-complex="Times"/>
    </style:style>
    <style:style style:name="T29" style:family="text">
      <style:text-properties style:font-name="Times" fo:language="en" fo:country="US" style:font-name-complex="Times"/>
    </style:style>
    <style:style style:name="T30" style:family="text">
      <style:text-properties style:font-name="Times" fo:font-size="14pt" style:font-size-asian="14pt" style:font-name-complex="Times"/>
    </style:style>
    <style:style style:name="T31" style:family="text">
      <style:text-properties style:font-name="Times" fo:font-style="italic" style:font-style-asian="italic" style:font-name-complex="Times"/>
    </style:style>
    <style:style style:name="T32" style:family="text">
      <style:text-properties fo:color="#000000" fo:font-size="13pt" fo:language="ru" fo:country="RU" style:font-name-asian="ﾉqﾉ篷Mﾉm� Pro W3" style:font-size-asian="13pt"/>
    </style:style>
    <style:style style:name="T33" style:family="text">
      <style:text-properties fo:color="#000000" fo:font-size="13pt" fo:language="ru" fo:country="RU" style:text-underline-style="solid" style:text-underline-width="auto" style:text-underline-color="font-color" style:font-name-asian="ﾉqﾉ篷Mﾉm� Pro W3" style:font-size-asian="13pt"/>
    </style:style>
    <style:style style:name="T34" style:family="text">
      <style:text-properties fo:color="#000000" fo:language="ru" fo:country="RU" style:font-name-asian="ﾉqﾉ篷Mﾉm� Pro W3"/>
    </style:style>
    <style:style style:name="T35" style:family="text">
      <style:text-properties fo:color="#000000" fo:language="ru" fo:country="RU" style:text-underline-style="solid" style:text-underline-width="auto" style:text-underline-color="font-color" style:font-name-asian="ﾉqﾉ篷Mﾉm� Pro W3"/>
    </style:style>
    <style:style style:name="T36" style:family="text">
      <style:text-properties fo:color="#000000" fo:font-style="italic" style:font-name-asian="ﾉqﾉ篷Mﾉm� Pro W3" style:font-style-asian="italic"/>
    </style:style>
    <style:style style:name="T37" style:family="text">
      <style:text-properties fo:color="#000000" style:font-name-asian="ﾉqﾉ篷Mﾉm� Pro W3"/>
    </style:style>
    <style:style style:name="T38" style:family="text">
      <style:text-properties fo:color="#000000" style:text-underline-style="solid" style:text-underline-width="auto" style:text-underline-color="font-color" style:font-name-asian="ﾉqﾉ篷Mﾉm� Pro W3"/>
    </style:style>
    <style:style style:name="T39" style:family="text">
      <style:text-properties fo:color="#000000" fo:font-size="9pt" style:font-size-asian="9pt"/>
    </style:style>
    <style:style style:name="T40" style:family="text">
      <style:text-properties fo:language="en" fo:country="US"/>
    </style:style>
    <style:style style:name="T41" style:family="text">
      <style:text-properties fo:font-size="18pt" fo:font-weight="bold" style:font-size-asian="18pt" style:font-weight-asian="bold"/>
    </style:style>
    <style:style style:name="T42" style:family="text">
      <style:text-properties fo:font-size="12pt" fo:language="en" fo:country="US" style:font-size-asian="12pt"/>
    </style:style>
    <style:style style:name="T43" style:family="text">
      <style:text-properties style:font-name-asian="Geneva CY"/>
    </style:style>
    <style:style style:name="T44"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41">Chapter 6</text:span></text:p>
      <text:h text:style-name="P37" text:outline-level="1">Comparative and Superlative Adjectives</text:h>
      <text:p text:style-name="P47"><text:s/></text:p>
      <text:p text:style-name="P45"><text:tab/>Only qualitative adjectives can have a superlative or comparative form. <text:s/>If an English adjective can be used comparatively or superlatively, the equivalent Belarusian adjective most likely can as well. <text:s/>By the same token, if the English adjective cannot be used comparatively or superlatively, the Belarusian adjective probably cannot also.</text:p>
      <text:p text:style-name="P65"><text:span text:style-name="T14">6.1<text:tab/></text:span><text:span text:style-name="T22"><text:tab/></text:span><text:span text:style-name="T14">Short comparative adjective formation</text:span></text:p>
      <text:p text:style-name="P65"><text:tab/>The short comparative form of an adjective is identical to the comparative adverb. <text:s/>The comparative adverb is formed by removing the final –<text:span text:style-name="T20">ы</text:span> or –<text:span text:style-name="T20">і</text:span> and replacing it with an accented –<text:span text:style-name="T20">ей</text:span>. <text:s/>See <text:span text:style-name="T20">29.4</text:span> for more on the comparative adverb.</text:p>
      <text:p text:style-name="P65"><text:tab/>б<text:span text:style-name="T21">е</text:span>дны<text:tab/><text:tab/><text:span text:style-name="T11">poor<text:tab/><text:tab/><text:tab/></text:span>бядн<text:span text:style-name="T21">е</text:span>й<text:tab/><text:tab/><text:span text:style-name="T11">poorer</text:span></text:p>
      <text:p text:style-name="P65"><text:tab/>б<text:span text:style-name="T21">е</text:span>лы<text:tab/><text:tab/><text:tab/><text:span text:style-name="T11">white<text:tab/><text:tab/><text:tab/></text:span>бял<text:span text:style-name="T21">е</text:span>й<text:tab/><text:tab/><text:tab/><text:span text:style-name="T11">whiter</text:span></text:p>
      <text:p text:style-name="P65"><text:span text:style-name="T11"><text:tab/></text:span>в<text:span text:style-name="T21">а</text:span>жны<text:tab/><text:tab/><text:span text:style-name="T11">important<text:tab/><text:tab/></text:span>важн<text:span text:style-name="T21">е</text:span>й<text:tab/><text:tab/><text:span text:style-name="T11">more important</text:span></text:p>
      <text:p text:style-name="P65"><text:span text:style-name="T11"><text:tab/></text:span>вольны<text:tab/><text:tab/><text:span text:style-name="T11">free<text:tab/><text:tab/><text:tab/></text:span>вальней<text:tab/><text:tab/><text:span text:style-name="T11">more free</text:span></text:p>
      <text:p text:style-name="P65"><text:span text:style-name="T11"><text:tab/></text:span>вяс<text:span text:style-name="T21">ё</text:span>лы<text:tab/><text:tab/><text:span text:style-name="T11">fun<text:tab/><text:tab/><text:tab/></text:span>весял<text:span text:style-name="T21">е</text:span>й<text:tab/><text:tab/><text:span text:style-name="T11">more fun</text:span></text:p>
      <text:p text:style-name="P65"><text:span text:style-name="T11"><text:tab/></text:span>дакл<text:span text:style-name="T21">а</text:span>дны<text:tab/><text:tab/><text:span text:style-name="T11">precise<text:tab/><text:tab/></text:span>дакладн<text:span text:style-name="T21">е</text:span>й<text:tab/><text:tab/><text:span text:style-name="T11">more precise</text:span></text:p>
      <text:p text:style-name="P65"><text:tab/>р<text:span text:style-name="T21">а</text:span>нні<text:tab/><text:tab/><text:tab/><text:span text:style-name="T11">early<text:tab/><text:tab/><text:tab/></text:span>ран<text:span text:style-name="T21">е</text:span>й<text:tab/><text:tab/><text:tab/><text:span text:style-name="T11">earlier</text:span></text:p>
      <text:p text:style-name="P65"><text:tab/>If the last consonant of the adjective is invariably non-palatized, the final –<text:span text:style-name="T20">ы</text:span> is replaced with –<text:span text:style-name="T20">эй</text:span>.</text:p>
      <text:p text:style-name="P65"><text:tab/>м<text:span text:style-name="T21">у</text:span>дры<text:tab/><text:tab/><text:span text:style-name="T11">wise</text:span><text:tab/><text:tab/><text:tab/>мудр<text:span text:style-name="T21">э</text:span>й<text:tab/><text:tab/><text:span text:style-name="T11">wiser</text:span></text:p>
      <text:p text:style-name="P65"><text:tab/>прыг<text:span text:style-name="T21">о</text:span>жы<text:tab/><text:tab/><text:span text:style-name="T11">beautiful<text:tab/><text:tab/></text:span>прыгаж<text:span text:style-name="T21">э</text:span>й<text:tab/><text:tab/><text:span text:style-name="T11">more beautiful</text:span></text:p>
      <text:p text:style-name="P65"><text:tab/>х<text:span text:style-name="T21">і</text:span>тры<text:tab/><text:tab/><text:tab/><text:span text:style-name="T11">cunning<text:tab/><text:tab/></text:span>хітр<text:span text:style-name="T21">э</text:span>й<text:tab/><text:tab/><text:span text:style-name="T11">more cunning</text:span></text:p>
      <text:p text:style-name="P65"><text:tab/>For adjectives ending in –<text:span text:style-name="T20">ты</text:span> or –<text:span text:style-name="T20">ды</text:span>, the ending is removed and replaced with one of the accented endings –<text:span text:style-name="T20">цей</text:span> or –<text:span text:style-name="T20">дзей</text:span> respectively.</text:p>
      <text:p text:style-name="P65"><text:tab/>баг<text:span text:style-name="T21">а</text:span>ты<text:tab/><text:tab/><text:span text:style-name="T11">rich<text:tab/><text:tab/><text:tab/></text:span>багац<text:span text:style-name="T21">е</text:span>й<text:tab/><text:tab/><text:span text:style-name="T11">richer</text:span></text:p>
      <text:p text:style-name="P65"><text:span text:style-name="T11"><text:tab/></text:span>густ<text:span text:style-name="T21">ы</text:span><text:tab/><text:tab/><text:tab/><text:span text:style-name="T11">thick, viscous<text:tab/></text:span>гусц<text:span text:style-name="T21">е</text:span>й<text:tab/><text:tab/><text:span text:style-name="T11">thicker, more viscous</text:span></text:p>
      <text:p text:style-name="P65"><text:tab/>ж<text:span text:style-name="T21">о</text:span>ўты<text:tab/><text:tab/><text:span text:style-name="T11">yellow<text:tab/><text:tab/></text:span>жаўц<text:span text:style-name="T21">е</text:span>й<text:tab/><text:tab/><text:span text:style-name="T11">more yellow</text:span></text:p>
      <text:p text:style-name="P65"><text:span text:style-name="T11"><text:tab/></text:span>малад<text:span text:style-name="T21">ы</text:span><text:tab/><text:tab/><text:span text:style-name="T11">young<text:tab/><text:tab/><text:tab/></text:span>маладз<text:span text:style-name="T21">е</text:span>й<text:tab/><text:tab/><text:span text:style-name="T11">younger</text:span></text:p>
      <text:p text:style-name="P65"><text:span text:style-name="T11"><text:tab/></text:span>пр<text:span text:style-name="T21">о</text:span>сты<text:tab/><text:tab/><text:span text:style-name="T11">simple<text:tab/><text:tab/></text:span>прасц<text:span text:style-name="T21">е</text:span>й<text:tab/><text:tab/><text:span text:style-name="T11">simpler</text:span></text:p>
      <text:p text:style-name="P65"><text:span text:style-name="T11"><text:tab/></text:span>т<text:span text:style-name="T21">о</text:span>ўсты<text:tab/><text:tab/><text:span text:style-name="T11">thick, fat<text:tab/><text:tab/></text:span>таўсц<text:span text:style-name="T21">е</text:span>й<text:tab/><text:tab/><text:span text:style-name="T11">thicker, fatter</text:span></text:p>
      <text:p text:style-name="P65"><text:tab/>цв<text:span text:style-name="T21">ё</text:span>рды<text:tab/><text:tab/><text:span text:style-name="T11">hard, firm<text:tab/><text:tab/></text:span>цвярдз<text:span text:style-name="T21">е</text:span>й<text:tab/><text:tab/><text:span text:style-name="T11">harder, firmer</text:span></text:p>
      <text:p text:style-name="P65"><text:span text:style-name="T11"><text:tab/></text:span>ч<text:span text:style-name="T21">ы</text:span>сты<text:tab/><text:tab/><text:span text:style-name="T11">clean<text:tab/><text:tab/><text:tab/></text:span>чысц<text:span text:style-name="T21">е</text:span>й<text:tab/><text:tab/><text:span text:style-name="T11">cleaner</text:span></text:p>
      <text:p text:style-name="P65"><text:span text:style-name="T11"><text:tab/></text:span>There are a number of irregular comparative adjectives.</text:p>
      <text:p text:style-name="P65"><text:tab/>выс<text:span text:style-name="T21">о</text:span>кі<text:tab/><text:tab/><text:span text:style-name="T11">high<text:tab/><text:tab/><text:tab/></text:span>выш<text:span text:style-name="T21">е</text:span>й<text:tab/><text:tab/><text:span text:style-name="T11">higher</text:span></text:p>
      <text:p text:style-name="P65"><text:span text:style-name="T11"><text:tab/></text:span>глыб<text:span text:style-name="T21">о</text:span>кі<text:tab/><text:tab/><text:span text:style-name="T11">deep<text:tab/><text:tab/><text:tab/></text:span>глыб<text:span text:style-name="T21">е</text:span>й<text:tab/><text:tab/><text:span text:style-name="T11">deeper</text:span></text:p>
      <text:p text:style-name="P65"><text:tab/>дал<text:span text:style-name="T21">ё</text:span>кі<text:tab/><text:tab/><text:span text:style-name="T11">far</text:span><text:tab/><text:tab/><text:tab/>дал<text:span text:style-name="T21">е</text:span>й<text:tab/><text:tab/><text:tab/><text:span text:style-name="T11">farther</text:span></text:p>
      <text:p text:style-name="P65"><text:tab/>шыр<text:span text:style-name="T21">о</text:span>кі<text:tab/><text:tab/><text:span text:style-name="T11">wide</text:span><text:tab/><text:tab/><text:tab/>шыр<text:span text:style-name="T21">э</text:span>й<text:tab/><text:tab/><text:span text:style-name="T11">wider</text:span></text:p>
      <text:p text:style-name="P65"><text:tab/></text:p>
      <text:p text:style-name="P65"><text:tab/>бл<text:span text:style-name="T21">і</text:span>зкі<text:tab/><text:tab/><text:tab/><text:span text:style-name="T11">near<text:tab/><text:tab/><text:tab/></text:span>бліж<text:span text:style-name="T21">э</text:span>й<text:tab/><text:tab/><text:span text:style-name="T11">nearer</text:span></text:p>
      <text:p text:style-name="P65"><text:span text:style-name="T11"><text:tab/></text:span>в<text:span text:style-name="T21">у</text:span>зкі<text:tab/><text:tab/><text:tab/><text:span text:style-name="T11">narrow<text:tab/><text:tab/></text:span>вуж<text:span text:style-name="T21">э</text:span>й<text:span text:style-name="T11"><text:tab/><text:tab/>narrower</text:span></text:p>
      <text:p text:style-name="P65"><text:tab/>гл<text:span text:style-name="T21">а</text:span>дкі<text:tab/><text:tab/><text:tab/><text:span text:style-name="T11">smooth</text:span><text:tab/><text:tab/>гладз<text:span text:style-name="T21">е</text:span>й<text:tab/><text:tab/><text:span text:style-name="T11">smoother</text:span></text:p>
      <text:p text:style-name="P65"><text:tab/>кар<text:span text:style-name="T21">о</text:span>ткі<text:tab/><text:tab/><text:span text:style-name="T11">short</text:span><text:tab/><text:tab/><text:tab/>карац<text:span text:style-name="T21">е</text:span>й<text:tab/><text:tab/><text:span text:style-name="T11">shorter</text:span></text:p>
      <text:p text:style-name="P65"><text:span text:style-name="T11"><text:tab/></text:span>сал<text:span text:style-name="T21">о</text:span>дкі<text:tab/><text:tab/><text:span text:style-name="T11">sweet</text:span><text:tab/><text:tab/><text:tab/>саладз<text:span text:style-name="T21">е</text:span>й<text:tab/><text:tab/><text:span text:style-name="T11">sweeter</text:span></text:p>
      <text:p text:style-name="P65"><text:tab/>глух<text:span text:style-name="T21">і</text:span><text:tab/><text:tab/><text:tab/><text:span text:style-name="T11">deaf<text:tab/><text:tab/><text:tab/></text:span>глуш<text:span text:style-name="T21">э</text:span>й<text:tab/><text:tab/><text:span text:style-name="T11">deafer</text:span></text:p>
      <text:p text:style-name="P65"><text:soft-page-break/><text:span text:style-name="T11"><text:tab/></text:span>дараг<text:span text:style-name="T21">і</text:span><text:tab/><text:tab/><text:tab/><text:span text:style-name="T11">expensive<text:tab/><text:tab/></text:span>дараж<text:span text:style-name="T21">э</text:span>й<text:tab/><text:tab/><text:span text:style-name="T11">more expensive</text:span></text:p>
      <text:p text:style-name="P65"><text:span text:style-name="T11"><text:tab/></text:span>д<text:span text:style-name="T21">о</text:span>ўгі<text:tab/><text:tab/><text:tab/><text:span text:style-name="T11">long<text:tab/><text:tab/><text:tab/></text:span>даўж<text:span text:style-name="T21">э</text:span>й<text:tab/><text:tab/><text:span text:style-name="T11">longer</text:span></text:p>
      <text:p text:style-name="P65"><text:span text:style-name="T11"><text:tab/></text:span>л<text:span text:style-name="T21">ё</text:span>гкі<text:tab/><text:tab/><text:tab/><text:span text:style-name="T11">light<text:tab/><text:tab/><text:tab/></text:span>лягч<text:span text:style-name="T21">э</text:span>й<text:tab/><text:tab/><text:span text:style-name="T11">lighter</text:span></text:p>
      <text:p text:style-name="P65"><text:span text:style-name="T11"><text:tab/></text:span>м<text:span text:style-name="T21">я</text:span>ккі<text:tab/><text:tab/><text:tab/><text:span text:style-name="T11">soft<text:tab/><text:tab/><text:tab/></text:span>мякч<text:span text:style-name="T21">э</text:span>й<text:tab/><text:tab/><text:span text:style-name="T11">softer</text:span></text:p>
      <text:p text:style-name="P65"><text:tab/>ц<text:span text:style-name="T21">і</text:span>хі<text:tab/><text:tab/><text:tab/><text:span text:style-name="T11">quiet<text:tab/><text:tab/><text:tab/></text:span>ціш<text:span text:style-name="T21">э</text:span>й<text:tab/><text:tab/><text:tab/><text:span text:style-name="T11">quieter</text:span></text:p>
      <text:p text:style-name="P65"><text:tab/>х<text:span text:style-name="T21">у</text:span>ткі<text:tab/><text:tab/><text:tab/><text:span text:style-name="T11">fast<text:tab/><text:tab/><text:tab/></text:span>хутч<text:span text:style-name="T21">э</text:span>й<text:span text:style-name="T11"><text:tab/><text:tab/>faster</text:span></text:p>
      <text:p text:style-name="P65"><text:span text:style-name="T14">6.2<text:tab/></text:span><text:span text:style-name="T22"><text:tab/></text:span><text:span text:style-name="T14">Short comparative adverb usage</text:span></text:p>
      <text:p text:style-name="P65"><text:tab/>Because short comparative adjectives are adverbs, they do not decline and can only be used predicatively.</text:p>
      <text:p text:style-name="P65"><text:tab/>Я маладз<text:span text:style-name="T21">е</text:span>й за яг<text:span text:style-name="T21">о</text:span>.<text:tab/><text:tab/><text:tab/><text:span text:style-name="T11">I am younger than him.</text:span></text:p>
      <text:p text:style-name="P65"><text:tab/>К<text:span text:style-name="T21">о</text:span>жнаму хац<text:span text:style-name="T21">е</text:span>лася стаць бліж<text:span text:style-name="T21">э</text:span>й<text:tab/><text:span text:style-name="T11">Each wanted to get closer to the water.</text:span></text:p>
      <text:p text:style-name="P65"><text:tab/><text:tab/>да вад<text:span text:style-name="T21">ы</text:span>.</text:p>
      <text:p text:style-name="P65"><text:span text:style-name="T14">6.3<text:tab/></text:span><text:span text:style-name="T22"><text:tab/></text:span><text:span text:style-name="T14">Irregular short comparative adjectives</text:span></text:p>
      <text:p text:style-name="P65"><text:tab/>A small number of adjectives have unique short comparative adjective forms, separate from their short comparative adverb form. <text:s/>These adjectives all end in –<text:span text:style-name="T20">шы</text:span>, decline like other adjectives, and are not limited to predicate usage.</text:p>
      <text:p text:style-name="P65"><text:tab/>вял<text:span text:style-name="T21">і</text:span>кі<text:tab/><text:tab/><text:tab/><text:span text:style-name="T11">big</text:span><text:tab/><text:tab/><text:tab/>б<text:span text:style-name="T21">о</text:span>льшы<text:tab/><text:tab/><text:span text:style-name="T11">bigger</text:span></text:p>
      <text:p text:style-name="P65"><text:tab/>д<text:span text:style-name="T21">о</text:span>бры<text:tab/><text:tab/><text:span text:style-name="T11">good<text:tab/><text:tab/><text:tab/></text:span>л<text:span text:style-name="T21">е</text:span>пшы<text:tab/><text:tab/><text:span text:style-name="T11">better</text:span></text:p>
      <text:p text:style-name="P65"><text:span text:style-name="T11"><text:tab/></text:span>др<text:span text:style-name="T21">э</text:span>нны<text:tab/><text:tab/><text:span text:style-name="T11">bad</text:span><text:tab/><text:tab/><text:tab/>г<text:span text:style-name="T21">о</text:span>ршы<text:tab/><text:tab/><text:span text:style-name="T11">worse</text:span></text:p>
      <text:p text:style-name="P65"><text:tab/>мал<text:span text:style-name="T21">ы</text:span><text:tab/><text:tab/><text:tab/><text:span text:style-name="T11">small<text:tab/><text:tab/><text:tab/></text:span>м<text:span text:style-name="T21">е</text:span>ншы<text:tab/><text:tab/><text:span text:style-name="T11">smaller</text:span></text:p>
      <text:p text:style-name="P65"><text:tab/>Some examples of usage of short comparative adjectives are given.</text:p>
      <text:p text:style-name="P65"><text:tab/>Сам быў не ў л<text:span text:style-name="T21">е</text:span>пшым ст<text:span text:style-name="T21">а</text:span>не.<text:tab/><text:tab/><text:span text:style-name="T11">I myself was not in any better shape.</text:span></text:p>
      <text:p text:style-name="P65"><text:tab/>Там был<text:span text:style-name="T21">і</text:span> ябл<text:span text:style-name="T21">ы</text:span>кі б<text:span text:style-name="T21">о</text:span>лшыя,<text:tab/><text:tab/><text:span text:style-name="T11">The apples were bigger over there</text:span></text:p>
      <text:p text:style-name="P65"><text:tab/><text:tab/>чым тут.<text:tab/><text:tab/><text:tab/><text:tab/><text:tab/><text:span text:style-name="T11">than here.</text:span></text:p>
      <text:p text:style-name="P65"><text:span text:style-name="T11"><text:tab/></text:span>The adjective малад<text:span text:style-name="T21">ы</text:span>, <text:span text:style-name="T11">young</text:span>, has the normal short comparative form маладз<text:span text:style-name="T21">е</text:span>й, but it also has an additional short comparative form мал<text:span text:style-name="T21">о</text:span>дшы, which has the specialized meaning of junior. <text:s/>The adjective ст<text:span text:style-name="T21">а</text:span>ры does not have a normal short comparative form, but there is the specialized word ст<text:span text:style-name="T21">а</text:span>ршы, which means <text:span text:style-name="T11">older</text:span>, or <text:span text:style-name="T11">senior</text:span>. <text:s/>Both мал<text:span text:style-name="T21">о</text:span>дшы and ст<text:span text:style-name="T21">а</text:span>ршы are used like any normal adjective.</text:p>
      <text:p text:style-name="P65"><text:tab/>Мал<text:span text:style-name="T21">о</text:span>дшы лейтэн<text:span text:style-name="T21">а</text:span>нт камандав<text:span text:style-name="T21">а</text:span>ў<text:tab/><text:span text:style-name="T11">The junior lieutenant commanded</text:span></text:p>
      <text:p text:style-name="P65"><text:tab/><text:tab/>мінам<text:span text:style-name="T21">ё</text:span>тнай р<text:span text:style-name="T21">о</text:span>тай.<text:tab/><text:tab/><text:tab/><text:span text:style-name="T11">the mortar company.</text:span></text:p>
      <text:p text:style-name="P65"><text:tab/>Апр<text:span text:style-name="T21">о</text:span>ч мян<text:span text:style-name="T21">е</text:span> был<text:span text:style-name="T21">а</text:span> ў м<text:span text:style-name="T21">а</text:span>ці яшч<text:span text:style-name="T21">э</text:span><text:tab/><text:tab/><text:span text:style-name="T11">My mother had another daughter besides</text:span></text:p>
      <text:p text:style-name="P65"><text:tab/><text:tab/>дачк<text:span text:style-name="T21">а</text:span>, ма<text:span text:style-name="T21">я</text:span> сястр<text:span text:style-name="T21">а</text:span> ст<text:span text:style-name="T21">а</text:span>ршая.<text:tab/><text:tab/><text:span text:style-name="T11">me, my older sister.</text:span></text:p>
      <text:p text:style-name="P65"><text:span text:style-name="T14">6.4<text:tab/></text:span><text:span text:style-name="T22"><text:tab/></text:span><text:span text:style-name="T14">Long comparative adjectives</text:span></text:p>
      <text:p text:style-name="P65"><text:span text:style-name="T23"><text:tab/></text:span>Adjectives that do not have a short comparative form can be used comparatively by placing either больш, <text:span text:style-name="T11">more</text:span>, or менш, <text:span text:style-name="T11">less</text:span>, before the word.</text:p>
      <text:p text:style-name="P65"><text:tab/>Я больш паліт<text:span text:style-name="T21">ы</text:span>чны, чым вы<text:tab/><text:tab/><text:span text:style-name="T11">I am more tactful than both of</text:span></text:p>
      <text:p text:style-name="P65"><text:tab/><text:tab/>р<text:span text:style-name="T21">а</text:span>зам уз<text:span text:style-name="T21">я</text:span>тыя.<text:tab/><text:tab/><text:tab/><text:tab/><text:span text:style-name="T11">you combined.</text:span></text:p>
      <text:p text:style-name="P65"><text:span text:style-name="T11"><text:tab/></text:span>Бераж<text:span text:style-name="T21">о</text:span>к ля <text:span text:style-name="T21">я</text:span>мы стаў больш<text:tab/><text:tab/><text:span text:style-name="T11">The rim around the hole became</text:span></text:p>
      <text:p text:style-name="P65"><text:tab/><text:tab/>зр<text:span text:style-name="T21">у</text:span>чны.<text:tab/><text:tab/><text:tab/><text:tab/><text:tab/><text:span text:style-name="T11">more convenient.</text:span></text:p>
      <text:p text:style-name="P65"><text:span text:style-name="T14">6.5<text:tab/></text:span><text:span text:style-name="T22"><text:tab/></text:span><text:span text:style-name="T14">Superlatives ending in –</text:span><text:span text:style-name="T15">ейшы</text:span><text:span text:style-name="T22"> or –</text:span><text:span text:style-name="T15">эйшы</text:span></text:p>
      <text:p text:style-name="P65"><text:span text:style-name="T22"><text:tab/></text:span>Any adjective which has a short comparative form can form a superlative by appending the ending –<text:span text:style-name="T20">шы</text:span> to that short comparative form. <text:s/>Adjectives without a <text:soft-page-break/>short comparative form that ends in –<text:span text:style-name="T20">ей</text:span> or –<text:span text:style-name="T20">эй</text:span> do not have a unique superlative form. <text:s/></text:p>
      <text:p text:style-name="P65"><text:tab/>бядн<text:span text:style-name="T21">е</text:span>й<text:tab/><text:tab/><text:span text:style-name="T11">poorer<text:tab/><text:tab/></text:span>бядн<text:span text:style-name="T21">е</text:span>йшы<text:tab/><text:tab/><text:span text:style-name="T11">poorest</text:span></text:p>
      <text:p text:style-name="P65"><text:span text:style-name="T11"><text:tab/></text:span>бял<text:span text:style-name="T21">е</text:span>й<text:tab/><text:tab/><text:tab/><text:span text:style-name="T11">whiter</text:span><text:tab/><text:tab/>бял<text:span text:style-name="T21">е</text:span>йшы<text:tab/><text:tab/><text:span text:style-name="T11">whitest</text:span></text:p>
      <text:p text:style-name="P65"><text:tab/>дараж<text:span text:style-name="T21">э</text:span>й<text:tab/><text:tab/><text:span text:style-name="T11">more expensive<text:tab/></text:span>дараж<text:span text:style-name="T21">э</text:span>йшы<text:tab/><text:tab/><text:span text:style-name="T11">most expensive</text:span></text:p>
      <text:p text:style-name="P65"><text:span text:style-name="T11"><text:tab/></text:span>карац<text:span text:style-name="T21">е</text:span>й<text:tab/><text:tab/><text:span text:style-name="T11">shorter<text:tab/><text:tab/></text:span>карац<text:span text:style-name="T21">е</text:span>йшы<text:tab/><text:tab/><text:span text:style-name="T11">shortest</text:span></text:p>
      <text:p text:style-name="P65"><text:tab/>мякч<text:span text:style-name="T21">э</text:span>й<text:tab/><text:tab/><text:span text:style-name="T11">softer</text:span><text:tab/><text:tab/><text:tab/>мякч<text:span text:style-name="T21">э</text:span>йшы<text:tab/><text:tab/><text:span text:style-name="T11">softest</text:span></text:p>
      <text:p text:style-name="P65"><text:tab/>ран<text:span text:style-name="T21">е</text:span>й<text:span text:style-name="T11"><text:tab/><text:tab/><text:tab/>earlier<text:tab/><text:tab/><text:tab/></text:span>ран<text:span text:style-name="T21">е</text:span>йшы<text:tab/><text:tab/><text:span text:style-name="T11">earliest</text:span></text:p>
      <text:p text:style-name="P65">The adjective ст<text:span text:style-name="T21">а</text:span>ры, <text:span text:style-name="T11">old</text:span>, has no short comparative form, but does have the superlative стар<text:span text:style-name="T21">э</text:span>йшы, <text:span text:style-name="T11">oldest</text:span>.</text:p>
      <text:p text:style-name="P65"><text:span text:style-name="T14">6.6</text:span><text:span text:style-name="T22"> </text:span><text:span text:style-name="T14"><text:tab/></text:span><text:span text:style-name="T22"><text:tab/>S</text:span><text:span text:style-name="T14">uperlatives</text:span><text:span text:style-name="T22"> </text:span><text:span text:style-name="T13">using the adverb с</text:span><text:span text:style-name="T18">а</text:span><text:span text:style-name="T13">мы</text:span></text:p>
      <text:p text:style-name="P65"><text:span text:style-name="T22"><text:tab/></text:span>The superlative form of any qualitative adjective can be formed by placing the adjective с<text:span text:style-name="T21">а</text:span>мы, <text:span text:style-name="T11">most</text:span>, before the adjective and by then declining с<text:span text:style-name="T21">а</text:span>мы to agree with the adjective. <text:s/>This is the form used for adjectives that do not have a superlative form ending in –<text:span text:style-name="T20">ейшы</text:span> or –<text:span text:style-name="T20">эйшы</text:span>, like the adjectives discussed in <text:span text:style-name="T20">Section 6.3</text:span>.</text:p>
      <text:p text:style-name="P65"><text:tab/>Ян<text:span text:style-name="T21">ы</text:span> ста<text:span text:style-name="T21">я</text:span>лі п<text:span text:style-name="T21">е</text:span>рад с<text:span text:style-name="T21">а</text:span>мым крут<text:span text:style-name="T21">ы</text:span>м<text:tab/><text:span text:style-name="T11">They stood in front of the steepest hill.</text:span></text:p>
      <text:p text:style-name="P65"><text:tab/><text:tab/>узг<text:span text:style-name="T21">о</text:span>ркам.</text:p>
      <text:p text:style-name="P65"><text:tab/>А ўв<text:span text:style-name="T21">о</text:span>гуле р<text:span text:style-name="T21">о</text:span>зум — не с<text:span text:style-name="T21">а</text:span>мае<text:tab/><text:tab/><text:span text:style-name="T11">Generally, the mind is not the most</text:span></text:p>
      <text:p text:style-name="P65"><text:tab/><text:tab/>гал<text:span text:style-name="T21">о</text:span>ўнае ў чалав<text:span text:style-name="T21">е</text:span>ку.<text:tab/><text:tab/><text:tab/><text:span text:style-name="T11">important thing to a person.</text:span></text:p>
      <text:p text:style-name="P65"><text:span text:style-name="T13">6.8<text:tab/><text:tab/>Superlatives with the prefix </text:span><text:span text:style-name="T17">най</text:span><text:span text:style-name="T13">-</text:span></text:p>
      <text:p text:style-name="P65"><text:tab/>This prefix can be appended to ordinary superlatives, the comparative adjectives mentioned in <text:span text:style-name="T20">Section 6.3</text:span>, or to adjectives that normally has no special superlative form. <text:s/>The prefix <text:span text:style-name="T20">най</text:span>- slightly changes the meaning of the word. <text:s/>A normal superlative indicates that the characteristic of the noun is the extreme when compared to others. <text:s/>When the prefix <text:span text:style-name="T20">най</text:span>- is appended, the meaning indicates that the characteristic of the adjective is extreme, regardless of whether it is compared to others or not.</text:p>
      <text:p text:style-name="P65"><text:span text:style-name="T4"><text:tab/></text:span><text:span text:style-name="T1">Г</text:span><text:span text:style-name="T3">э</text:span><text:span text:style-name="T1">та — найб</text:span><text:span text:style-name="T3">о</text:span><text:span text:style-name="T1">льшы знак для<text:tab/><text:tab/></text:span><text:span text:style-name="T4">This is a really big sign for the town that</text:span></text:p>
      <text:p text:style-name="P65"><text:span text:style-name="T4"><text:tab/></text:span><text:span text:style-name="T1">гарадк</text:span><text:span text:style-name="T3">а</text:span><text:span text:style-name="T1">, што з</text:span><text:span text:style-name="T3">а</text:span><text:span text:style-name="T1">ўтра вайн</text:span><text:span text:style-name="T3">а</text:span><text:span text:style-name="T1">.<text:tab/><text:tab/></text:span><text:span text:style-name="T4"><text:tab/>war is tomorrow.</text:span></text:p>
      <text:p text:style-name="P65"><text:span text:style-name="T4"><text:tab/></text:span><text:span text:style-name="T1">Г</text:span><text:span text:style-name="T3">э</text:span><text:span text:style-name="T1">тую дав</text:span><text:span text:style-name="T3">е</text:span><text:span text:style-name="T1">дку, бы найдараж</text:span><text:span text:style-name="T3">э</text:span><text:span text:style-name="T1">йшы<text:tab/></text:span><text:span text:style-name="T4">She buried this affidavit in the papers, as</text:span></text:p>
      <text:p text:style-name="P65"><text:span text:style-name="T1"><text:tab/><text:tab/>дакум</text:span><text:span text:style-name="T3">е</text:span><text:span text:style-name="T1">нт, яна загарн</text:span><text:span text:style-name="T3">у</text:span><text:span text:style-name="T1">ла ў<text:tab/><text:tab/></text:span><text:span text:style-name="T4">if it were a most valuable</text:span><text:span text:style-name="T11"> document.</text:span></text:p>
      <text:p text:style-name="P65"><text:tab/><text:tab/>пап<text:span text:style-name="T21">е</text:span>рку.</text:p>
      <text:p text:style-name="P65"><text:span text:style-name="T11"><text:tab/></text:span>Я кал<text:span text:style-name="T21">і</text:span>сьці б<text:span text:style-name="T21">у</text:span>ду найп<text:span text:style-name="T21">е</text:span>ршы.<text:tab/><text:tab/><text:span text:style-name="T11">Someday I will be the very first.</text:span></text:p>
      <text:h text:style-name="Heading_20_5" text:outline-level="5">Chapter 7</text:h>
      <text:h text:style-name="P37" text:outline-level="1">Personal Pronouns</text:h>
      <text:p text:style-name="P65"><text:span text:style-name="T14">7.1<text:tab/></text:span><text:span text:style-name="T22"><text:tab/></text:span><text:span text:style-name="T14">Personal pronouns</text:span></text:p>
      <text:p text:style-name="Standard"><text:tab/><text:tab/>1<text:span text:style-name="T7">st</text:span> Pers. Sing.<text:tab/>2<text:span text:style-name="T7">nd</text:span> Pers. Sing.<text:tab/>1<text:span text:style-name="T7">st</text:span> Pers. Pl.<text:tab/><text:tab/>2<text:span text:style-name="T7">nd</text:span> Pers. Pl.</text:p>
      <text:p text:style-name="Standard">Nom.<text:tab/><text:tab/>я<text:tab/><text:span text:style-name="T1"><text:tab/><text:tab/></text:span>ты<text:tab/><text:tab/><text:tab/>мы<text:tab/><text:tab/><text:tab/>вы</text:p>
      <text:p text:style-name="Standard">Acc.<text:tab/><text:tab/>мян<text:span text:style-name="T21">е</text:span><text:span text:style-name="T1"><text:tab/><text:tab/><text:tab/></text:span>цяб<text:span text:style-name="T21">е</text:span><text:tab/><text:tab/><text:tab/>нас<text:tab/><text:tab/><text:tab/>вас</text:p>
      <text:p text:style-name="Standard">Gen.<text:tab/><text:tab/>мян<text:span text:style-name="T21">е</text:span><text:span text:style-name="T1"><text:tab/><text:tab/><text:tab/></text:span>цяб<text:span text:style-name="T21">е</text:span><text:tab/><text:tab/><text:tab/>нас<text:tab/><text:tab/><text:tab/>вас</text:p>
      <text:p text:style-name="Standard">Dat.<text:tab/><text:tab/>мне<text:tab/><text:span text:style-name="T1"><text:tab/><text:tab/></text:span>таб<text:span text:style-name="T21">е</text:span><text:tab/><text:tab/><text:tab/>нам<text:tab/><text:tab/><text:tab/>вам</text:p>
      <text:p text:style-name="Standard"><text:span text:style-name="T1">Instr.<text:tab/><text:tab/></text:span>мной*<text:tab/><text:span text:style-name="T1"><text:tab/><text:tab/></text:span>таб<text:span text:style-name="T21">о</text:span>й*<text:tab/><text:tab/>н<text:span text:style-name="T21">а</text:span>мі<text:tab/><text:tab/><text:tab/>в<text:span text:style-name="T21">а</text:span>мі</text:p>
      <text:p text:style-name="P65"><text:soft-page-break/><text:span text:style-name="T1">Prep.<text:tab/><text:tab/>аба </text:span>мне<text:tab/><text:span text:style-name="T1"><text:tab/>аб </text:span>таб<text:span text:style-name="T21">е</text:span><text:tab/><text:tab/><text:span text:style-name="T1">аб </text:span>нас<text:tab/><text:tab/><text:span text:style-name="T1">аб </text:span>вас</text:p>
      <text:p text:style-name="P65"><text:tab/><text:tab/>3<text:span text:style-name="T7">rd</text:span> Pers. Masc.<text:tab/>3<text:span text:style-name="T7">rd</text:span> Pers. Neut.<text:tab/>3<text:span text:style-name="T7">rd</text:span> Pers. Fem.<text:tab/>3<text:span text:style-name="T7">rd</text:span> Pers. Pl.</text:p>
      <text:p text:style-name="Standard">Nom.<text:tab/><text:tab/>ён<text:tab/><text:span text:style-name="T1"><text:tab/><text:tab/></text:span>ян<text:span text:style-name="T21">о</text:span><text:tab/><text:tab/><text:tab/>ян<text:span text:style-name="T21">а</text:span><text:tab/><text:tab/><text:tab/>ян<text:span text:style-name="T21">ы</text:span></text:p>
      <text:p text:style-name="Standard">Acc.<text:tab/><text:tab/>яг<text:span text:style-name="T21">о</text:span><text:span text:style-name="T1"><text:tab/><text:tab/><text:tab/></text:span>яг<text:span text:style-name="T21">о</text:span><text:tab/><text:tab/><text:tab/>я<text:span text:style-name="T21">е</text:span><text:tab/><text:tab/><text:tab/>іх</text:p>
      <text:p text:style-name="Standard">Gen.<text:tab/><text:tab/>яг<text:span text:style-name="T21">о</text:span><text:span text:style-name="T1"><text:tab/><text:tab/><text:tab/></text:span>яг<text:span text:style-name="T21">о</text:span><text:tab/><text:tab/><text:tab/>я<text:span text:style-name="T21">е</text:span><text:tab/><text:tab/><text:tab/>іх</text:p>
      <text:p text:style-name="Standard">Dat.<text:tab/><text:tab/>ям<text:span text:style-name="T21">у</text:span><text:tab/><text:span text:style-name="T1"><text:tab/><text:tab/></text:span>ям<text:span text:style-name="T21">у</text:span><text:tab/><text:tab/><text:tab/>ёй<text:tab/><text:tab/><text:tab/>ім</text:p>
      <text:p text:style-name="Standard"><text:span text:style-name="T1">Instr.<text:tab/><text:tab/></text:span>ім<text:tab/><text:span text:style-name="T1"><text:tab/><text:tab/></text:span>ім<text:tab/><text:tab/><text:tab/>ёй*<text:tab/><text:tab/><text:tab/><text:span text:style-name="T21">і</text:span>мі</text:p>
      <text:p text:style-name="P65"><text:span text:style-name="T1">Prep.<text:tab/><text:tab/>аб </text:span>ім<text:tab/><text:tab/><text:span text:style-name="T1"><text:tab/>аб </text:span>ім<text:tab/><text:tab/><text:tab/><text:span text:style-name="T1">аб </text:span>ёй<text:tab/><text:tab/><text:tab/><text:span text:style-name="T1">аб </text:span>іх</text:p>
      <text:p text:style-name="P65"><text:span text:style-name="T14">7.2<text:tab/></text:span><text:span text:style-name="T22"><text:tab/></text:span><text:span text:style-name="T14">The ref</text:span><text:span text:style-name="T13">l</text:span><text:span text:style-name="T14">exive personal pronoun</text:span></text:p>
      <text:p text:style-name="P65"><text:tab/>The reflexive pronoun is a direct synonym for the subject of the sentence. <text:s/>This means that it cannot be the subject of a sentence and does not have a nominative form. <text:s/>This pronoun is used when the subject of the sentence is also some other part of the sentence, such as the direct or indirect object.</text:p>
      <text:p text:style-name="P65">Acc.<text:tab/><text:tab/>сяб<text:span text:style-name="T21">е</text:span></text:p>
      <text:p text:style-name="P65">Gen.<text:tab/><text:tab/>сяб<text:span text:style-name="T21">е</text:span></text:p>
      <text:p text:style-name="P65">Dat.<text:tab/><text:tab/>саб<text:span text:style-name="T21">е</text:span></text:p>
      <text:p text:style-name="P65">Instr.<text:tab/><text:tab/>саб<text:span text:style-name="T21">о</text:span>й*</text:p>
      <text:p text:style-name="P65">Prep.<text:tab/><text:tab/>аб саб<text:span text:style-name="T21">е</text:span></text:p>
      <text:p text:style-name="P65"><text:tab/>*The variations мн<text:span text:style-name="T21">о</text:span>ю, таб<text:span text:style-name="T21">о</text:span>ю, <text:span text:style-name="T21">ё</text:span>ю, and саб<text:span text:style-name="T21">о</text:span>ю are very common, but are non-standard and should be avoided by the non-native speaker. <text:s/>See <text:span text:style-name="T20">3.5</text:span> for how this variation effects nouns.</text:p>
      <text:p text:style-name="P65"><text:span text:style-name="T14">7.3<text:tab/></text:span><text:span text:style-name="T22"><text:tab/></text:span><text:span text:style-name="T14">The pronoun сам</text:span></text:p>
      <text:p text:style-name="P65"><text:tab/>This pronoun is used to emphasize part of the sentence, either the subject, an object, or indirect object. When not used with the subject of the sentence, the pronoun сам simply imparts emphasis and is not actually translated. <text:s/>When used with the subject of the sentence, however, its meaning can be roughly translated as <text:span text:style-name="T11">myself</text:span>, <text:span text:style-name="T11">yourself</text:span>, <text:span text:style-name="T11">himself</text:span>, etc... <text:s/>The pronoun сам is used like an adjective, matching the case and gender of the noun it describes.</text:p>
      <text:p text:style-name="Standard"><text:tab/><text:tab/>Masc.<text:tab/><text:tab/><text:tab/>Neut.<text:tab/><text:tab/><text:tab/>Fem.<text:tab/><text:tab/><text:tab/>Pl.</text:p>
      <text:p text:style-name="Standard">Nom.<text:tab/><text:tab/>сам<text:span text:style-name="T1"><text:tab/><text:tab/><text:tab/></text:span>сам<text:span text:style-name="T21">о</text:span><text:tab/><text:tab/><text:tab/>сам<text:span text:style-name="T21">а</text:span><text:tab/><text:tab/><text:tab/>с<text:span text:style-name="T21">а</text:span>мі</text:p>
      <text:p text:style-name="Standard">Acc.<text:tab/><text:tab/>сам (-<text:span text:style-name="T21">о</text:span>га)<text:span text:style-name="T1"><text:tab/><text:tab/></text:span>сам<text:span text:style-name="T21">о</text:span><text:tab/><text:tab/><text:tab/>сам<text:span text:style-name="T21">у</text:span><text:tab/><text:tab/><text:tab/>с<text:span text:style-name="T21">а</text:span>мі (-іх)</text:p>
      <text:p text:style-name="Standard">Gen.<text:tab/><text:tab/>сам<text:span text:style-name="T21">о</text:span>га<text:span text:style-name="T1"><text:tab/><text:tab/></text:span>сам<text:span text:style-name="T21">о</text:span>га<text:tab/><text:tab/>сам<text:span text:style-name="T21">о</text:span>й<text:tab/><text:tab/><text:tab/>с<text:span text:style-name="T21">а</text:span>міх</text:p>
      <text:p text:style-name="Standard">Dat.<text:tab/><text:tab/>сам<text:span text:style-name="T21">о</text:span>му<text:span text:style-name="T1"><text:tab/><text:tab/></text:span>сам<text:span text:style-name="T21">о</text:span>му<text:tab/><text:tab/>сам<text:span text:style-name="T21">о</text:span>й<text:tab/><text:tab/><text:tab/>с<text:span text:style-name="T21">а</text:span>мім</text:p>
      <text:p text:style-name="Standard"><text:span text:style-name="T1">Instr.<text:tab/><text:tab/></text:span>сам<text:span text:style-name="T21">і</text:span>м<text:span text:style-name="T1"><text:tab/></text:span><text:span text:style-name="T23"><text:tab/></text:span><text:span text:style-name="T1"><text:tab/></text:span>сам<text:span text:style-name="T21">і</text:span>м<text:tab/><text:tab/><text:tab/>сам<text:span text:style-name="T21">о</text:span>й<text:tab/><text:tab/><text:tab/>с<text:span text:style-name="T21">а</text:span>мімі</text:p>
      <text:p text:style-name="P65"><text:span text:style-name="T1">Prep.<text:tab/><text:tab/>аб </text:span>сам<text:span text:style-name="T21">і</text:span>м<text:span text:style-name="T1"><text:tab/><text:tab/>аб </text:span>сам<text:span text:style-name="T21">і</text:span>м<text:tab/><text:tab/><text:span text:style-name="T1">аб </text:span>сам<text:span text:style-name="T21">о</text:span>й<text:tab/><text:tab/><text:span text:style-name="T1">аб </text:span>с<text:span text:style-name="T21">а</text:span>міх</text:p>
      <text:p text:style-name="P65"><text:tab/>Ён в<text:span text:style-name="T21">ы</text:span>рашыў сам прыйсц<text:span text:style-name="T21">і</text:span>.<text:tab/><text:tab/><text:span text:style-name="T11">He decided to come himself.</text:span></text:p>
      <text:p text:style-name="P65"><text:tab/>Адн<text:span text:style-name="T21">о</text:span>йчы нав<text:span text:style-name="T21">а</text:span>т в<text:span text:style-name="T21">ы</text:span>ратаваў сам<text:span text:style-name="T21">у</text:span><text:tab/><text:span text:style-name="T11">Once he even rescued the queen.</text:span></text:p>
      <text:p text:style-name="P65"><text:tab/><text:tab/>карал<text:span text:style-name="T21">е</text:span>ву.</text:p>
      <text:p text:style-name="P65"><text:tab/>Ал<text:span text:style-name="T21">е</text:span> гавар<text:span text:style-name="T21">ы</text:span>ў ён т<text:span text:style-name="T21">о</text:span>лькі з с<text:span text:style-name="T21">а</text:span>мімі<text:tab/><text:span text:style-name="T11">But he only spoke with the neighbors.</text:span></text:p>
      <text:p text:style-name="P65"><text:tab/><text:tab/>сус<text:span text:style-name="T21">е</text:span>дзьмі.</text:p>
      <text:h text:style-name="Heading_20_5" text:outline-level="5">Chapter <text:span text:style-name="T40">16</text:span></text:h>
      <text:h text:style-name="Heading_20_1" text:outline-level="1"><text:span text:style-name="T26">Present and Future Tenses</text:span></text:h>
      <text:p text:style-name="Standard"><text:tab/>Belarusian verbal aspect is similar to Russian and Ukrainian. <text:s/>Consult a text on one of these languages for more information on verbal aspect.</text:p>
      <text:p text:style-name="P65"><text:span text:style-name="T14">1</text:span><text:span text:style-name="T13">6</text:span><text:span text:style-name="T14">.1<text:tab/></text:span><text:span text:style-name="T13"><text:tab/>Present tense</text:span></text:p>
      <text:p text:style-name="P65"><text:soft-page-break/><text:tab/>Belarusian has one present tense and two future tenses, the future perfect and the future imperfect. <text:s/>The present tense is formed by conjugating the infinitive of the imperfect aspect of a verb for the correct person.</text:p>
      <text:p text:style-name="P65"><text:tab/>Я тут жыв<text:span text:style-name="T21">у</text:span>.<text:tab/><text:tab/><text:tab/><text:tab/><text:tab/><text:span text:style-name="T11">I live here.</text:span></text:p>
      <text:p text:style-name="P65"><text:tab/>Я жыв<text:span text:style-name="T21">у</text:span> цяп<text:span text:style-name="T21">е</text:span>р у сябр<text:span text:style-name="T21">о</text:span>ў.<text:span text:style-name="T11"><text:tab/><text:tab/><text:tab/>I am living with friends right now.</text:span></text:p>
      <text:p text:style-name="P65"><text:tab/>Я жыв<text:span text:style-name="T21">у</text:span> з <text:span text:style-name="T21">і</text:span>мі м<text:span text:style-name="T21">е</text:span>сяц.<text:span text:style-name="T11"><text:tab/><text:tab/><text:tab/>I have lived with them for a month.</text:span></text:p>
      <text:p text:style-name="P65"><text:span text:style-name="T11"><text:tab/></text:span>The verb быць, <text:span text:style-name="T11">to be</text:span>, has no present tense conjugation. <text:s/>The verb <text:span text:style-name="T11">to be</text:span> is often rendered in the present tense as a <text:span text:style-name="T1">pause, represented as a dash when written. <text:s/>It is dropped completely in third person impersonal constructions. <text:s/>Some of the functions of the verb </text:span><text:span text:style-name="T4">to be</text:span><text:span text:style-name="T1"> can also be filled by other verbs like быв</text:span><text:span text:style-name="T3">а</text:span><text:span text:style-name="T1">ць, </text:span><text:span text:style-name="T4">to occur</text:span><text:span text:style-name="T1">, and стаць, </text:span><text:span text:style-name="T4">to become</text:span><text:span text:style-name="T1">.</text:span></text:p>
      <text:p text:style-name="P65"><text:span text:style-name="T1"><text:tab/>Я — амерык</text:span><text:span text:style-name="T3">а</text:span><text:span text:style-name="T1">нец, а ты — белар</text:span><text:span text:style-name="T3">у</text:span><text:span text:style-name="T1">с.<text:tab/></text:span><text:span text:style-name="T4">I am an</text:span><text:span text:style-name="T11"> american, and you are a belarusian.</text:span></text:p>
      <text:p text:style-name="P65"><text:tab/>Хл<text:span text:style-name="T21">о</text:span>пчык — в<text:span text:style-name="T21">е</text:span>льмі гал<text:span text:style-name="T21">о</text:span>дны.<text:tab/><text:tab/><text:span text:style-name="T11">The young man is very hungry.</text:span></text:p>
      <text:p text:style-name="P65"><text:tab/>Ц<text:span text:style-name="T21">я</text:span>жка в<text:span text:style-name="T21">ы</text:span>вучыць н<text:span text:style-name="T21">о</text:span>вую м<text:span text:style-name="T21">о</text:span>ву.<text:tab/><text:tab/><text:span text:style-name="T11">It is difficult to learn a new language.</text:span></text:p>
      <text:p text:style-name="P65"><text:tab/>The word ёсць is also used to fulfill some of the functions of the verb <text:span text:style-name="T11">to be</text:span>. <text:s/>It is used either to emphasis the existence of the subject, or as a predicate meaning <text:span text:style-name="T11">there is</text:span>. <text:s/>The word ёсць is etymologically descended from the obsolete present tense conjugation of the Common Slavonic verb byti, <text:span text:style-name="T11">to be</text:span>.</text:p>
      <text:p text:style-name="P65"><text:tab/>Ён з’яв<text:span text:style-name="T21">і</text:span>ўся так<text:span text:style-name="T21">і</text:span>м, як<text:span text:style-name="T21">і</text:span>м ён і ёсць<text:tab/><text:span text:style-name="T11">He appeared as that person, whom he is</text:span></text:p>
      <text:p text:style-name="P65"><text:tab/><text:tab/>па сва<text:span text:style-name="T21">ё</text:span>й нат<text:span text:style-name="T21">у</text:span>ры.<text:tab/><text:tab/><text:tab/><text:tab/><text:span text:style-name="T11">by his nature.</text:span></text:p>
      <text:p text:style-name="P65"><text:span text:style-name="T11"><text:tab/></text:span><text:span text:style-name="T1">Ёсць як</text:span><text:span text:style-name="T3">і</text:span><text:span text:style-name="T1">-н</text:span><text:span text:style-name="T3">е</text:span><text:span text:style-name="T1">будзь ст</text:span><text:span text:style-name="T3">а</text:span><text:span text:style-name="T1">ры, што да<text:tab/></text:span><text:span text:style-name="T11">Is there anyone old that lived here</text:span></text:p>
      <text:p text:style-name="P65"><text:span text:style-name="T1"><text:tab/><text:tab/>вайн</text:span><text:span text:style-name="T3">ы</text:span><text:span text:style-name="T1"> тут жыў?<text:tab/><text:tab/><text:tab/><text:tab/></text:span><text:span text:style-name="T11">before the war?</text:span></text:p>
      <text:p text:style-name="P65"><text:span text:style-name="T14">1</text:span><text:span text:style-name="T13">6</text:span><text:span text:style-name="T14">.2<text:tab/></text:span><text:span text:style-name="T13"><text:tab/>Future imperfect formation</text:span></text:p>
      <text:p text:style-name="P65"><text:tab/>The future imperfect tense is formed by conjugating the verb быць for the correct person, and following that with the infinitive of a verb’s imperfective aspect.</text:p>
      <text:p text:style-name="P65"><text:tab/>Што б<text:span text:style-name="T21">у</text:span>дзеш раб<text:span text:style-name="T21">і</text:span>ць?<text:tab/><text:tab/><text:tab/><text:span text:style-name="T11">What will you be doing?</text:span></text:p>
      <text:p text:style-name="P65"><text:tab/>Я б<text:span text:style-name="T21">у</text:span>ду мн<text:span text:style-name="T21">о</text:span>га чыт<text:span text:style-name="T21">а</text:span>ць.<text:tab/><text:tab/><text:tab/><text:span text:style-name="T11">I will be reading a lot.</text:span></text:p>
      <text:p text:style-name="P65"><text:span text:style-name="T14">1</text:span><text:span text:style-name="T13">6</text:span><text:span text:style-name="T14">.3<text:tab/></text:span><text:span text:style-name="T13"><text:tab/>Future perfect formation</text:span></text:p>
      <text:p text:style-name="P65"><text:tab/>The future perfect tense is formed by conjugating the infinitive of a verb’s perfective aspect for the correct person.</text:p>
      <text:p text:style-name="P65"><text:tab/>Што зр<text:span text:style-name="T21">о</text:span>біш?<text:tab/><text:tab/><text:tab/><text:tab/><text:span text:style-name="T11">What will you do?</text:span></text:p>
      <text:p text:style-name="P65"><text:tab/>Я ск<text:span text:style-name="T21">о</text:span>нчу г<text:span text:style-name="T21">э</text:span>ту кн<text:span text:style-name="T21">і</text:span>гу.<text:tab/><text:tab/><text:tab/><text:span text:style-name="T11">I will finish this book.</text:span></text:p>
      <text:h text:style-name="Heading_20_5" text:outline-level="5">Chapter <text:span text:style-name="T40">23</text:span></text:h>
      <text:h text:style-name="Heading_20_1" text:outline-level="1"><text:span text:style-name="T26">The Genitive Case</text:span></text:h>
      <text:p text:style-name="P65"><text:span text:style-name="T14">23.1<text:tab/></text:span><text:span text:style-name="T13"><text:tab/>Use of the genitive case</text:span></text:p>
      <text:p text:style-name="Standard"><text:tab/>This case is used both by certain prepositions and also to express ownership and relationship. <text:s/>Some verbs, like ба<text:span text:style-name="T21">я</text:span>цца, <text:span text:style-name="T11">to fear</text:span>, and хац<text:span text:style-name="T21">е</text:span>ць, <text:span text:style-name="T11">to want</text:span>, require that the direct object be placed in the genitive case. <text:s/>To negate a sentence, the particle не is placed before the direct object, and the direct object is placed in the genitive case. <text:s/>A lack of something can be expressed by the word ням<text:span text:style-name="T21">а</text:span>, followed by the noun in the genitive plural, or genitive singular if the noun has no plural form.</text:p>
      <text:p text:style-name="Standard"><text:tab/>Расл<text:span text:style-name="T21">і</text:span>ны ба<text:span text:style-name="T21">я</text:span>цца мар<text:span text:style-name="T21">о</text:span>зу.<text:tab/><text:tab/><text:tab/><text:span text:style-name="T11">Plants fear frost.</text:span></text:p>
      <text:p text:style-name="Standard"><text:soft-page-break/><text:tab/>Я сам<text:span text:style-name="T21">а</text:span> г<text:span text:style-name="T21">э</text:span>тага хац<text:span text:style-name="T21">е</text:span>ла.<text:tab/><text:tab/><text:tab/><text:span text:style-name="T4">I wanted this myself.</text:span></text:p>
      <text:p text:style-name="Standard"><text:span text:style-name="T4"><text:tab/></text:span><text:span text:style-name="T1">Невяд</text:span><text:span text:style-name="T3">о</text:span><text:span text:style-name="T1">ма, хто гаспад</text:span><text:span text:style-name="T3">а</text:span><text:span text:style-name="T1">р г</text:span><text:span text:style-name="T3">э</text:span><text:span text:style-name="T1">тага<text:tab/></text:span><text:span text:style-name="T4">Noone knows who the owner of this</text:span></text:p>
      <text:p text:style-name="Standard"><text:span text:style-name="T1"><text:tab/><text:tab/>кат</text:span><text:span text:style-name="T3">э</text:span><text:span text:style-name="T1">джа.<text:tab/><text:tab/><text:tab/><text:tab/><text:tab/></text:span><text:span text:style-name="T4">cottage is.</text:span></text:p>
      <text:p text:style-name="Standard"><text:span text:style-name="T1"><text:tab/>Я не м</text:span><text:span text:style-name="T3">а</text:span><text:span text:style-name="T1">ю ч</text:span><text:span text:style-name="T3">а</text:span><text:span text:style-name="T1">су.<text:tab/><text:tab/><text:tab/><text:tab/></text:span><text:span text:style-name="T4">I do not have</text:span><text:span text:style-name="T11"> any time.</text:span></text:p>
      <text:p text:style-name="Standard"><text:tab/>Я ніч<text:span text:style-name="T21">о</text:span>га не разум<text:span text:style-name="T21">е</text:span>ю.<text:tab/><text:tab/><text:tab/><text:span text:style-name="T11">I do not understand anything.</text:span></text:p>
      <text:p text:style-name="Standard"><text:tab/>Шкада, але і ў мяне нічога няма.<text:tab/><text:span text:style-name="T11">It is sad, but I do not have anything either.</text:span></text:p>
      <text:p text:style-name="Standard"><text:tab/></text:p>
      <text:p text:style-name="P65"><text:span text:style-name="T14">23.2<text:tab/></text:span><text:span text:style-name="T13"><text:tab/>Prepositions with the genitive case</text:span></text:p>
      <text:p text:style-name="Standard"><text:tab/>The following prepositions can be followed by the genitive case. <text:s/>The meaning of each preposition in that context is given.</text:p>
      <text:p text:style-name="Standard">ад<text:tab/><text:tab/><text:span text:style-name="T11">from</text:span></text:p>
      <text:p text:style-name="Standard"><text:tab/><text:tab/><text:tab/>Ад сасн<text:span text:style-name="T21">ы</text:span> адлам<text:span text:style-name="T21">а</text:span>лася гал<text:span text:style-name="T21">і</text:span>нка.<text:tab/><text:span text:style-name="T11">A branch broke off from the tree.</text:span></text:p>
      <text:p text:style-name="Standard"><text:tab/><text:tab/><text:tab/>Схав<text:span text:style-name="T21">а</text:span>ліся ад даждж<text:span text:style-name="T21">у</text:span>.<text:tab/><text:tab/><text:span text:style-name="T11">They hid from the rain.</text:span></text:p>
      <text:p text:style-name="Standard"><text:tab/><text:tab/><text:tab/>Ад вясн<text:span text:style-name="T21">ы</text:span> да в<text:span text:style-name="T21">о</text:span>сені.<text:tab/><text:tab/><text:span text:style-name="T11">From spring to fall.</text:span></text:p>
      <text:p text:style-name="Standard"><text:tab/><text:tab/><text:span text:style-name="T11">than</text:span></text:p>
      <text:p text:style-name="Standard"><text:tab/><text:tab/><text:tab/>Мацн<text:span text:style-name="T21">е</text:span>й ад гр<text:span text:style-name="T21">о</text:span>му.<text:tab/><text:tab/><text:tab/><text:span text:style-name="T11">Stronger than thunder.</text:span></text:p>
      <text:p text:style-name="Standard">акрам<text:span text:style-name="T21">я</text:span><text:tab/><text:span text:style-name="T11">but</text:span></text:p>
      <text:p text:style-name="Standard"><text:span text:style-name="T11"><text:tab/><text:tab/><text:tab/></text:span>Там нік<text:span text:style-name="T21">о</text:span>га не был<text:span text:style-name="T21">о</text:span><text:tab/><text:tab/><text:span text:style-name="T11">No one was there</text:span></text:p>
      <text:p text:style-name="Standard"><text:tab/><text:tab/><text:tab/><text:tab/>акрам<text:span text:style-name="T21">я</text:span> мян<text:span text:style-name="T21">е</text:span>.<text:tab/><text:tab/><text:tab/><text:span text:style-name="T11">but me.</text:span></text:p>
      <text:p text:style-name="Standard">апрач<text:span text:style-name="T21">а</text:span><text:tab/><text:span text:style-name="T11">but</text:span></text:p>
      <text:p text:style-name="Standard"><text:span text:style-name="T11"><text:tab/><text:tab/><text:tab/></text:span>Там нік<text:span text:style-name="T21">о</text:span>га не был<text:span text:style-name="T21">о</text:span><text:tab/><text:tab/><text:span text:style-name="T11">No one was there</text:span></text:p>
      <text:p text:style-name="Standard"><text:tab/><text:tab/><text:tab/><text:tab/>апрач<text:span text:style-name="T21">а</text:span> мян<text:span text:style-name="T21">е</text:span>.<text:tab/><text:tab/><text:tab/><text:span text:style-name="T11">besides me.</text:span></text:p>
      <text:p text:style-name="Standard">без<text:tab/><text:tab/><text:span text:style-name="T11">without</text:span></text:p>
      <text:p text:style-name="Standard"><text:tab/><text:tab/><text:tab/>Без усял<text:span text:style-name="T21">я</text:span>кай прыч<text:span text:style-name="T21">ы</text:span>ны.<text:tab/><text:tab/><text:span text:style-name="T11">Without any excuse.</text:span></text:p>
      <text:p text:style-name="Standard">вакол<text:tab/><text:tab/><text:span text:style-name="T11">around</text:span></text:p>
      <text:p text:style-name="Standard"><text:tab/><text:tab/><text:tab/>Вак<text:span text:style-name="T21">о</text:span>л яг<text:span text:style-name="T21">о</text:span> сабр<text:span text:style-name="T21">а</text:span>ліся л<text:span text:style-name="T21">ю</text:span>дзі.<text:tab/><text:span text:style-name="T11">People gathered around him.</text:span></text:p>
      <text:p text:style-name="Standard">воддаль<text:tab/><text:span text:style-name="T11">far from</text:span></text:p>
      <text:p text:style-name="Standard"><text:tab/><text:tab/><text:tab/>В<text:span text:style-name="T21">о</text:span>ддаль дар<text:span text:style-name="T21">о</text:span>гі ста<text:span text:style-name="T21">я</text:span>ла в<text:span text:style-name="T21">ё</text:span>ска.<text:tab/><text:span text:style-name="T11">Far from the road stood a village.</text:span></text:p>
      <text:p text:style-name="Standard">да<text:span text:style-name="T11"><text:tab/><text:tab/>until</text:span></text:p>
      <text:p text:style-name="Standard"><text:tab/><text:tab/><text:tab/>Яшч<text:span text:style-name="T21">э</text:span> н<text:span text:style-name="T21">е</text:span>калькі дзён да жнів<text:span text:style-name="T21">а</text:span>.<text:tab/><text:span text:style-name="T11">It is still a few days until harvest.</text:span></text:p>
      <text:p text:style-name="Standard"><text:tab/><text:tab/><text:span text:style-name="T11">to</text:span></text:p>
      <text:p text:style-name="Standard"><text:tab/><text:tab/><text:tab/>Дад<text:span text:style-name="T21">а</text:span>ць пяць да трох.<text:tab/><text:tab/><text:span text:style-name="T11">Add five to three.</text:span></text:p>
      <text:p text:style-name="Standard"><text:tab/><text:tab/><text:tab/>Уж<text:span text:style-name="T21">о</text:span> да б<text:span text:style-name="T21">е</text:span>рага падплыв<text:span text:style-name="T21">а</text:span>ў.<text:tab/><text:span text:style-name="T11">He had already swam to the bank.</text:span></text:p>
      <text:p text:style-name="Standard">дзеля<text:tab/><text:tab/><text:span text:style-name="T11">for [someone’s benefit]</text:span></text:p>
      <text:p text:style-name="Standard"><text:span text:style-name="T11"><text:tab/><text:tab/><text:tab/></text:span>Зрабл<text:span text:style-name="T21">ю</text:span> г<text:span text:style-name="T21">э</text:span>та дз<text:span text:style-name="T21">е</text:span>ля цяб<text:span text:style-name="T21">е</text:span>.<text:tab/><text:span text:style-name="T11">I will do this for you.</text:span></text:p>
      <text:p text:style-name="Standard">для<text:tab/><text:tab/><text:span text:style-name="T11">for</text:span></text:p>
      <text:p text:style-name="Standard"><text:tab/><text:tab/><text:tab/>Для яг<text:span text:style-name="T21">о</text:span> г<text:span text:style-name="T21">э</text:span>та л<text:span text:style-name="T21">ё</text:span>гкая спр<text:span text:style-name="T21">а</text:span>ва.<text:tab/>It is an easy thing for him.</text:p>
      <text:p text:style-name="Standard">з<text:tab/><text:tab/><text:span text:style-name="T11">off of</text:span> (opposite of на + accusative)</text:p>
      <text:p text:style-name="Standard"><text:tab/><text:tab/><text:tab/><text:span text:style-name="T11"> </text:span>Прыбр<text:span text:style-name="T21">а</text:span>ў ліст з акн<text:span text:style-name="T21">а</text:span>.<text:tab/><text:tab/><text:span text:style-name="T11">He removed the leaf off of the<text:tab/><text:tab/><text:tab/><text:tab/><text:tab/><text:tab/><text:tab/><text:tab/><text:tab/><text:tab/><text:tab/>window.</text:span></text:p>
      <text:p text:style-name="Standard"><text:tab/><text:tab/><text:span text:style-name="T11">out of </text:span>(opposite of у + accusative)</text:p>
      <text:p text:style-name="Standard"><text:tab/><text:tab/><text:tab/>В<text:span text:style-name="T21">ы</text:span>йшаў з вад<text:span text:style-name="T21">ы</text:span>.<text:tab/><text:tab/><text:tab/><text:span text:style-name="T11">He got out of the water.</text:span></text:p>
      <text:p text:style-name="Standard">зам<text:span text:style-name="T21">е</text:span>ст<text:span text:style-name="T11"><text:tab/>instead</text:span></text:p>
      <text:p text:style-name="Standard"><text:soft-page-break/><text:tab/><text:tab/><text:tab/>Х<text:span text:style-name="T21">о</text:span>чаш вад<text:span text:style-name="T21">ы</text:span> зам<text:span text:style-name="T21">е</text:span>ст ч<text:span text:style-name="T21">а</text:span>ю?<text:tab/><text:span text:style-name="T11">Do you want water instead of tea?</text:span></text:p>
      <text:p text:style-name="Standard">звыш<text:tab/><text:tab/><text:span text:style-name="T11">more than</text:span></text:p>
      <text:p text:style-name="Standard"><text:tab/><text:tab/><text:tab/>Набр<text:span text:style-name="T21">а</text:span>ў звыш двух дзес<text:span text:style-name="T21">я</text:span>ткаў.<text:tab/><text:span text:style-name="T11">He gathered more than twenty.</text:span></text:p>
      <text:p text:style-name="Standard">кал<text:span text:style-name="T21">я</text:span><text:tab/><text:tab/><text:span text:style-name="T11">near</text:span></text:p>
      <text:p text:style-name="Standard"><text:span text:style-name="T11"><text:tab/><text:tab/><text:tab/></text:span>Др<text:span text:style-name="T21">э</text:span>ва расц<text:span text:style-name="T21">е</text:span> кал<text:span text:style-name="T21">я</text:span> пл<text:span text:style-name="T21">о</text:span>ту.<text:tab/><text:span text:style-name="T11">The tree grows near the fence.</text:span></text:p>
      <text:p text:style-name="Standard"><text:tab/><text:tab/><text:span text:style-name="T11">about</text:span></text:p>
      <text:p text:style-name="Standard"><text:tab/><text:tab/><text:tab/>Кал<text:span text:style-name="T21">я</text:span> пяц<text:span text:style-name="T21">і</text:span> гадз<text:span text:style-name="T21">і</text:span>н.<text:tab/><text:tab/><text:tab/><text:span text:style-name="T11">About five o’clock.</text:span></text:p>
      <text:p text:style-name="Standard">ля<text:tab/><text:tab/><text:span text:style-name="T31">near</text:span></text:p>
      <text:p text:style-name="Standard"><text:span text:style-name="T31"><text:tab/><text:tab/><text:tab/></text:span><text:span text:style-name="T1">Ён там ля лазьні блізка жыў.<text:tab/></text:span><text:span text:style-name="T11">He lived there, close near the bath-</text:span></text:p>
      <text:p text:style-name="P33">house.</text:p>
      <text:p text:style-name="Standard">між<text:tab/><text:tab/><text:span text:style-name="T11">among</text:span></text:p>
      <text:p text:style-name="Standard"><text:tab/><text:tab/><text:tab/>Спр<text:span text:style-name="T21">э</text:span>чка між с<text:span text:style-name="T21">я</text:span>браў.<text:tab/><text:tab/><text:span text:style-name="T11">An arguement among friends.</text:span></text:p>
      <text:p text:style-name="Standard">пав<text:span text:style-name="T21">о</text:span>дле<text:tab/><text:span text:style-name="T11">in accordance with</text:span></text:p>
      <text:p text:style-name="Standard"><text:tab/><text:tab/><text:tab/>Апран<text:span text:style-name="T21">у</text:span>тая пав<text:span text:style-name="T21">о</text:span>дле ап<text:span text:style-name="T21">о</text:span>шняй<text:tab/><text:span text:style-name="T11">Dressed according to the latest</text:span></text:p>
      <text:p text:style-name="Standard"><text:tab/><text:tab/><text:tab/><text:tab/>м<text:span text:style-name="T21">о</text:span>ды.<text:tab/><text:tab/><text:tab/><text:tab/><text:tab/><text:span text:style-name="T11">fashions.</text:span></text:p>
      <text:p text:style-name="Standard">пам<text:span text:style-name="T21">і</text:span>ж<text:tab/><text:tab/><text:span text:style-name="T11">between</text:span></text:p>
      <text:p text:style-name="Standard"><text:tab/><text:tab/><text:tab/>Ста<text:span text:style-name="T21">я</text:span>ць пам<text:span text:style-name="T21">і</text:span>ж двух агн<text:span text:style-name="T21">е</text:span>й.<text:tab/><text:span text:style-name="T11">To stand between two fires.</text:span></text:p>
      <text:p text:style-name="Standard">пасл<text:span text:style-name="T21">я</text:span><text:tab/><text:tab/><text:span text:style-name="T11">after</text:span></text:p>
      <text:p text:style-name="Standard"><text:tab/><text:tab/><text:tab/>Пасл<text:span text:style-name="T21">я</text:span> аб'ядн<text:span text:style-name="T21">а</text:span>ння, ян<text:span text:style-name="T21">ы</text:span><text:span text:style-name="T1"><text:tab/><text:tab/></text:span><text:span text:style-name="T11">After the unification, they selected</text:span></text:p>
      <text:p text:style-name="P34">в<text:span text:style-name="T21">ы</text:span>бралі стар<text:span text:style-name="T21">э</text:span>йшага.<text:tab/><text:tab/><text:span text:style-name="T11">an elder.</text:span></text:p>
      <text:p text:style-name="Standard"><text:span text:style-name="T11"><text:tab/><text:tab/><text:tab/></text:span>Наст<text:span text:style-name="T21">а</text:span>ўніца, як<text:span text:style-name="T21">а</text:span>я пры<text:span text:style-name="T21">е</text:span>дзе<text:tab/><text:span text:style-name="T11">The teac</text:span><text:span text:style-name="T4">her, which will come after</text:span></text:p>
      <text:p text:style-name="Standard"><text:span text:style-name="T1"><text:tab/><text:tab/><text:tab/><text:tab/>пасл</text:span><text:span text:style-name="T3">я</text:span><text:span text:style-name="T1"> вуч</text:span><text:span text:style-name="T3">ы</text:span><text:span text:style-name="T1">лішча.<text:tab/><text:tab/><text:tab/></text:span><text:span text:style-name="T4">the school.</text:span></text:p>
      <text:p text:style-name="Standard">с<text:span text:style-name="T21">у</text:span>праць<text:tab/><text:span text:style-name="T11">across</text:span></text:p>
      <text:p text:style-name="Standard"><text:tab/><text:tab/><text:tab/>Х<text:span text:style-name="T21">а</text:span>та ста<text:span text:style-name="T21">і</text:span>ць с<text:span text:style-name="T21">у</text:span>праць шк<text:span text:style-name="T21">о</text:span>лы.<text:tab/><text:span text:style-name="T11">The house is across from the school.</text:span></text:p>
      <text:p text:style-name="Standard"><text:tab/><text:tab/><text:span text:style-name="T11">against</text:span></text:p>
      <text:p text:style-name="Standard"><text:tab/><text:tab/><text:tab/>Плысц<text:span text:style-name="T21">і</text:span> с<text:span text:style-name="T21">у</text:span>праць цяч<text:span text:style-name="T21">э</text:span>ння.<text:tab/><text:span text:style-name="T11">To swim against the current.</text:span></text:p>
      <text:p text:style-name="Standard"><text:tab/><text:tab/><text:tab/>Хто «за» і хто «с<text:span text:style-name="T21">у</text:span>праць»?<text:tab/><text:span text:style-name="T11">Who is “for” and who is “against”?</text:span> </text:p>
      <text:p text:style-name="Standard"><text:tab/><text:tab/><text:tab/>Здар<text:span text:style-name="T21">ы</text:span>лася с<text:span text:style-name="T21">у</text:span>праць ма<text:span text:style-name="T21">ё</text:span>й<text:tab/><text:span text:style-name="T11">It happened against my will.</text:span></text:p>
      <text:p text:style-name="Standard"><text:tab/><text:tab/><text:tab/><text:tab/>в<text:span text:style-name="T21">о</text:span>лі.</text:p>
      <text:p text:style-name="Standard">сяр<text:span text:style-name="T21">о</text:span>д<text:tab/><text:tab/><text:span text:style-name="T11">in the middle of</text:span></text:p>
      <text:p text:style-name="Standard"><text:tab/><text:tab/><text:tab/>Др<text:span text:style-name="T21">э</text:span>ва ста<text:span text:style-name="T21">і</text:span>ць сяр<text:span text:style-name="T21">о</text:span>д п<text:span text:style-name="T21">о</text:span>ля.<text:tab/><text:span text:style-name="T11">A tree stands in the middle of a</text:span></text:p>
      <text:p text:style-name="P16"><text:tab/><text:tab/><text:tab/><text:tab/><text:tab/><text:tab/><text:tab/><text:tab/><text:tab/>field.</text:p>
      <text:p text:style-name="P45">у<text:tab/><text:tab/>[used to show possession]</text:p>
      <text:p text:style-name="P45"><text:tab/><text:tab/><text:tab/>Няўж<text:span text:style-name="T21">о</text:span> ў іх ням<text:span text:style-name="T21">а</text:span> саб<text:span text:style-name="T21">а</text:span>кі?<text:tab/><text:tab/><text:span text:style-name="T11">Do they really not have a dog?</text:span></text:p>
      <text:p text:style-name="Standard"><text:tab/><text:tab/><text:tab/>У яг<text:span text:style-name="T21">о</text:span> бал<text:span text:style-name="T21">і</text:span>ць галав<text:span text:style-name="T21">а</text:span>.<text:tab/><text:tab/><text:span text:style-name="T11">His head hurts.</text:span></text:p>
      <text:p text:style-name="Standard"><text:tab/><text:tab/><text:span text:style-name="T11">at</text:span></text:p>
      <text:p text:style-name="Standard"><text:tab/><text:tab/><text:tab/>Шыць паліт<text:span text:style-name="T21">о</text:span> ў краўц<text:span text:style-name="T21">а</text:span>.<text:tab/><text:tab/><text:span text:style-name="T11">To have the coat mended at the</text:span></text:p>
      <text:p text:style-name="Standard"><text:tab/><text:tab/><text:tab/><text:tab/><text:tab/><text:tab/><text:tab/><text:tab/><text:tab/>tailor’s.</text:p>
      <text:h text:style-name="Heading_20_5" text:outline-level="5"><text:soft-page-break/>Chapter <text:span text:style-name="T40">25</text:span></text:h>
      <text:h text:style-name="Heading_20_1" text:outline-level="1"><text:span text:style-name="T26">The Instrumental Case</text:span></text:h>
      <text:p text:style-name="P65"><text:span text:style-name="T14">25.1<text:tab/></text:span><text:span text:style-name="T13"><text:tab/>Use of the instrumental case</text:span></text:p>
      <text:p text:style-name="Standard"><text:tab/>This case is used by certain prepositions and also to signify that the noun functions as some means for an action. <text:s/>The direct object of some verbs, especially those that translate as <text:span text:style-name="T11">to be</text:span>, also takes this case. <text:s/>A word in the instrumental case can often be translated into English by preceding it with the preposition “with.”</text:p>
      <text:p text:style-name="Standard"><text:tab/>Гал<text:span text:style-name="T21">о</text:span>ўнай іх с<text:span text:style-name="T21">і</text:span>лай был<text:span text:style-name="T21">і</text:span><text:span text:style-name="T11"> </text:span>гран<text:span text:style-name="T21">а</text:span>ты.<text:tab/><text:span text:style-name="T11">Their main weapon was grenades.</text:span></text:p>
      <text:p text:style-name="Standard"><text:tab/>Мы дав<text:span text:style-name="T21">а</text:span>й па<text:span text:style-name="T21">е</text:span>дзем маш<text:span text:style-name="T21">і</text:span>най.<text:tab/><text:tab/><text:span text:style-name="T11">Let’s take the car.</text:span></text:p>
      <text:p text:style-name="Standard"><text:tab/>Ты пав<text:span text:style-name="T21">і</text:span>нна вал<text:span text:style-name="T21">о</text:span>даць г<text:span text:style-name="T21">э</text:span>тай м<text:span text:style-name="T21">о</text:span>вай<text:tab/><text:span text:style-name="T11">You should have such control of this</text:span></text:p>
      <text:p text:style-name="Standard"><text:tab/><text:tab/>так, каб ч<text:span text:style-name="T21">у</text:span>лася як уд<text:span text:style-name="T21">о</text:span>ма<text:tab/><text:tab/><text:span text:style-name="T11">language that you feel at home</text:span></text:p>
      <text:p text:style-name="Standard"><text:tab/><text:tab/>між людз<text:span text:style-name="T21">е</text:span>й, як<text:span text:style-name="T21">і</text:span>я<text:tab/><text:tab/><text:tab/><text:tab/><text:span text:style-name="T11">among people, who speak Belarusian.</text:span></text:p>
      <text:p text:style-name="Standard"><text:tab/><text:tab/>па-белар<text:span text:style-name="T21">у</text:span>ску гав<text:span text:style-name="T21">о</text:span>раць.</text:p>
      <text:p text:style-name="Standard"><text:tab/></text:p>
      <text:p text:style-name="P65"><text:span text:style-name="T14">25.2<text:tab/></text:span><text:span text:style-name="T13"><text:tab/>Prepositions with the instrumental case</text:span></text:p>
      <text:p text:style-name="Standard"><text:tab/>The following prepositions can be followed by the instrumental case. <text:s/>The meaning of each preposition in that context is given.</text:p>
      <text:p text:style-name="Standard">з<text:tab/><text:tab/><text:span text:style-name="T11">with</text:span></text:p>
      <text:p text:style-name="Standard"><text:tab/><text:tab/><text:tab/>Я пайш<text:span text:style-name="T21">о</text:span>ў з <text:span text:style-name="T21">і</text:span>мі.<text:tab/><text:tab/><text:tab/><text:span text:style-name="T11">I went with them.</text:span></text:p>
      <text:p text:style-name="Standard">за<text:tab/><text:tab/><text:span text:style-name="T11">behind</text:span></text:p>
      <text:p text:style-name="Standard"><text:tab/><text:tab/><text:tab/>Ідз<text:span text:style-name="T21">і</text:span> за мн<text:span text:style-name="T21">о</text:span>ю.<text:tab/><text:tab/><text:tab/><text:span text:style-name="T11">Walk behind me.</text:span></text:p>
      <text:p text:style-name="P16"><text:tab/></text:p>
      <text:p text:style-name="Standard">між<text:tab/><text:tab/><text:span text:style-name="T11">between</text:span></text:p>
      <text:p text:style-name="Standard"><text:tab/><text:tab/><text:tab/>Дар<text:span text:style-name="T21">о</text:span>га ў<text:span text:style-name="T21">е</text:span>цца між пал<text:span text:style-name="T21">я</text:span>мі.<text:tab/><text:span text:style-name="T11">The road winds between fields.</text:span></text:p>
      <text:p text:style-name="Standard">над<text:tab/><text:tab/><text:span text:style-name="T11">over</text:span></text:p>
      <text:p text:style-name="Standard"><text:tab/><text:tab/><text:tab/>Над л<text:span text:style-name="T21">е</text:span>сам нав<text:span text:style-name="T21">і</text:span>сла хм<text:span text:style-name="T21">а</text:span>ра.<text:tab/><text:span text:style-name="T11">A stormcloud hung over the forest.</text:span></text:p>
      <text:p text:style-name="Standard"><text:tab/><text:tab/><text:span text:style-name="T11">exceeding</text:span></text:p>
      <text:p text:style-name="Standard"><text:tab/><text:tab/><text:tab/>Мар<text:span text:style-name="T21">о</text:span>з над ус<text:span text:style-name="T21">і</text:span>мі мараз<text:span text:style-name="T21">а</text:span>мі.<text:tab/><text:span text:style-name="T11">A frost exceeding all frosts.</text:span></text:p>
      <text:p text:style-name="Standard">пад<text:tab/><text:tab/><text:span text:style-name="T11">beneath</text:span></text:p>
      <text:p text:style-name="Standard"><text:span text:style-name="T11"><text:tab/><text:tab/><text:tab/></text:span>Жыт<text:span text:style-name="T21">а</text:span> зал<text:span text:style-name="T21">о</text:span>ціцца пад с<text:span text:style-name="T21">о</text:span>нцам.<text:tab/><text:span text:style-name="T11">The rye ripened beneath the sun.</text:span></text:p>
      <text:p text:style-name="Standard"><text:tab/><text:tab/><text:span text:style-name="T11">under</text:span></text:p>
      <text:p text:style-name="Standard"><text:tab/><text:tab/><text:tab/>Быць пад стр<text:span text:style-name="T21">о</text:span>гай ах<text:span text:style-name="T21">о</text:span>вай.<text:tab/><text:span text:style-name="T11">To be under heavy guard.</text:span></text:p>
      <text:p text:style-name="Standard">пам<text:span text:style-name="T21">і</text:span>ж<text:tab/><text:tab/><text:span text:style-name="T11">between</text:span></text:p>
      <text:p text:style-name="Standard"><text:tab/><text:tab/><text:tab/>Пам<text:span text:style-name="T21">і</text:span>ж н<text:span text:style-name="T21">е</text:span>бам і зямл<text:span text:style-name="T21">ё</text:span>ю.<text:tab/><text:tab/><text:span text:style-name="T11">Between heaven and earth.</text:span></text:p>
      <text:p text:style-name="Standard">п<text:span text:style-name="T21">е</text:span>рад<text:tab/><text:tab/><text:span text:style-name="T11">in front of</text:span></text:p>
      <text:p text:style-name="Standard"><text:tab/><text:tab/><text:tab/>Не адступ<text:span text:style-name="T21">а</text:span>ць п<text:span text:style-name="T21">е</text:span>рад<text:tab/><text:tab/><text:span text:style-name="T11">Do not retreat in the face of</text:span></text:p>
      <text:p text:style-name="Standard"><text:tab/><text:tab/><text:tab/><text:tab/>ц<text:span text:style-name="T21">я</text:span>жкасцямі.<text:tab/><text:tab/><text:tab/><text:tab/><text:span text:style-name="T11">difficulty.</text:span></text:p>
      <text:p text:style-name="Standard"><text:tab/><text:tab/> <text:span text:style-name="T11">before</text:span></text:p>
      <text:p text:style-name="Standard"><text:tab/><text:tab/><text:tab/>П<text:span text:style-name="T21">е</text:span>рад тым, тр<text:span text:style-name="T21">э</text:span>ба пад<text:span text:style-name="T21">у</text:span>маць.<text:tab/><text:span text:style-name="T11">Before that, one must think.</text:span></text:p>
      <text:p text:style-name="Standard"><text:tab/><text:tab/><text:span text:style-name="T11">compared to</text:span></text:p>
      <text:p text:style-name="Standard"><text:tab/><text:tab/><text:tab/>Ян<text:span text:style-name="T21">ы</text:span> нішт<text:span text:style-name="T21">о</text:span> п<text:span text:style-name="T21">е</text:span>рад ім.<text:tab/><text:tab/><text:span text:style-name="T11">They are nothing compared to him.</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EB Garamond" svg:font-family="'EB Garamond'"/>
    <style:font-face style:name="ﾉqﾉ篷Mﾉm� Pro W3" svg:font-family="'ﾉqﾉ篷Mﾉm� Pro W3', 'Times New Roman'" style:font-family-generic="roman"/>
    <style:font-face style:name="FreeSans" svg:font-family="FreeSans" style:font-family-generic="swiss"/>
    <style:font-face style:name="Noto Sans CJK SC Regular" svg:font-family="'Noto Sans CJK SC Regular'" style:font-family-generic="swiss"/>
    <style:font-face style:name="Brush Script MT" svg:font-family="'Brush Script MT'" style:font-pitch="variable"/>
    <style:font-face style:name="Courier New" svg:font-family="'Courier New'" style:font-pitch="variable"/>
    <style:font-face style:name="Geneva" svg:font-family="Geneva" style:font-pitch="variable"/>
    <style:font-face style:name="Geneva CY" svg:font-family="'Geneva CY'" style:font-pitch="variable"/>
    <style:font-face style:name="Lucida Grande" svg:font-family="'Lucida Grande'" style:font-pitch="variable"/>
    <style:font-face style:name="Lucida Handwriting" svg:font-family="'Lucida Handwriting'" style:font-pitch="variable"/>
    <style:font-face style:name="Mistral" svg:font-family="Mistral"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be" fo:country="BY" style:letter-kerning="true" style:font-name-asian="Noto Sans CJK SC Regular" style:font-size-asian="10.5pt" style:language-asian="zh" style:country-asian="CN" style:font-name-complex="FreeSans"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be" fo:country="BY" style:font-name-asian="Noto Sans CJK SC Regular" style:font-size-asian="10.5pt" style:language-asian="zh" style:country-asian="CN" style:font-name-complex="Free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Geneva CY" fo:font-family="'Geneva CY'" style:font-pitch="variable" fo:font-size="12pt" fo:language="en" fo:country="US" style:font-name-asian="Times New Roman" style:font-family-asian="'Times New Roman'" style:font-family-generic-asian="roman" style:font-pitch-asian="variable" style:font-size-asian="12pt" style:font-name-complex="Geneva CY" style:font-family-complex="'Geneva CY'" style:font-pitch-complex="variable" style:font-size-complex="10pt"/>
    </style:style>
    <style:style style:name="Heading" style:family="paragraph" style:parent-style-name="Standard" style:next-style-name="Text_20_body" style:class="text">
      <style:paragraph-properties fo:text-align="center" style:justify-single-word="false"/>
      <style:text-properties fo:font-size="24pt" fo:font-weight="bold" style:font-size-asian="24pt" style:font-weight-asian="bold"/>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EB Garamond" fo:font-family="'EB Garamond'" style:font-name-asian="Noto Sans CJK SC Regular" style:font-family-asian="'Noto Sans CJK SC Regular'" style:font-family-generic-asian="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name-asian="Noto Sans CJK SC Regular" style:font-family-asian="'Noto Sans CJK SC Regular'" style:font-family-generic-asian="swiss"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Noto Sans CJK SC Regular" style:font-family-asian="'Noto Sans CJK SC Regular'" style:font-family-generic-asian="swis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Brush Script MT" fo:font-family="'Brush Script MT'" style:font-pitch="variable" fo:font-size="16pt" style:font-size-asian="16pt" style:font-name-complex="Brush Script MT" style:font-family-complex="'Brush Script MT'" style:font-pitch-complex="variable"/>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Lucida Handwriting" fo:font-family="'Lucida Handwriting'" style:font-pitch="variable" fo:font-size="18pt" style:font-size-asian="18pt" style:font-name-complex="Lucida Handwriting" style:font-family-complex="'Lucida Handwriting'" style:font-pitch-complex="variable"/>
    </style:style>
    <style:style style:name="Heading_20_3" style:display-name="Heading 3" style:family="paragraph" style:parent-style-name="Standard" style:next-style-name="Standard" style:default-outline-level="3" style:class="text">
      <style:paragraph-properties fo:keep-with-next="always"/>
      <style:text-properties fo:font-size="18pt" fo:language="ru" fo:country="RU" fo:font-weight="bold" style:font-size-asian="18pt"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size="16pt" fo:language="ru" fo:country="RU" style:font-size-asian="16pt"/>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8pt" fo:language="ru" fo:country="RU" fo:font-weight="bold" style:font-size-asian="18pt" style:font-weight-asian="bold"/>
    </style:style>
    <style:style style:name="Subtitle" style:family="paragraph" style:parent-style-name="Standard" style:next-style-name="Text_20_body" style:class="chapter">
      <style:paragraph-properties fo:text-align="center" style:justify-single-word="false"/>
      <style:text-properties fo:font-size="16pt" style:font-size-asian="16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class="text">
      <style:paragraph-properties fo:margin-left="0.25in" fo:margin-right="0in" fo:text-indent="0in" style:auto-text-indent="false"/>
      <style:text-properties style:font-name="Geneva" fo:font-family="Geneva" style:font-pitch="variable" style:font-name-complex="Geneva" style:font-family-complex="Geneva" style:font-pitch-complex="variabl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2.6807in" fo:margin-right="0in" fo:text-indent="0in" style:auto-text-indent="false"/>
      <style:text-properties style:font-name="Geneva" fo:font-family="Geneva" style:font-pitch="variable" style:font-name-complex="Geneva" style:font-family-complex="Geneva" style:font-pitch-complex="variable"/>
    </style:style>
    <style:style style:name="Body_20_Text_20_Indent_20_3" style:display-name="Body Text Indent 3" style:family="paragraph" style:parent-style-name="Standard">
      <style:paragraph-properties fo:margin-left="0.5in" fo:margin-right="0in" fo:text-indent="0.5in" style:auto-text-indent="false"/>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pitch="variable" style:font-charset="x-symbol" fo:language="ru" fo:country="RU" style:font-name-asian="Times New Roman" style:font-family-asian="'Times New Roman'" style:font-family-generic-asian="roman" style:font-pitch-asian="variable" style:font-name-complex="Symbol" style:font-family-complex="Symbol" style:font-pitch-complex="variable" style:font-charset-complex="x-symbol"/>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pitch="variable" style:font-charset="x-symbol" style:font-name-asian="Times New Roman" style:font-family-asian="'Times New Roman'" style:font-family-generic-asian="roman" style:font-pitch-asian="variable" style:font-name-complex="Symbol" style:font-family-complex="Symbol"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text:start-value="20">
        <style:list-level-properties text:list-level-position-and-space-mode="label-alignment">
          <style:list-level-label-alignment text:label-followed-by="listtab" text:list-tab-stop-position="1in" fo:text-indent="-1in" fo:margin-left="1in"/>
        </style:list-level-properties>
      </text:list-level-style-number>
      <text:list-level-style-number text:level="2" text:style-name="WW8Num6z0" style:num-format="1" text:start-value="4" text:display-levels="2">
        <style:list-level-properties text:list-level-position-and-space-mode="label-alignment">
          <style:list-level-label-alignment text:label-followed-by="listtab" text:list-tab-stop-position="1in" fo:text-indent="-1in" fo:margin-left="1in"/>
        </style:list-level-properties>
      </text:list-level-style-number>
      <text:list-level-style-number text:level="3" text:style-name="WW8Num6z0"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WW8Num6z0"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1in" fo:text-indent="-1in" fo:margin-left="1in"/>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text:list-tab-stop-position="0.3193in" fo:text-indent="-0.3193in" fo:margin-left="0.3193in"/>
        </style:list-level-properties>
      </text:list-level-style-number>
      <text:list-level-style-number text:level="2" text:style-name="WW8Num7z0" style:num-format="1" text:start-value="4"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1in" fo:text-indent="-1in" fo:margin-left="1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1.25in" fo:text-indent="-1.25in" fo:margin-left="1.25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5in" fo:text-indent="-1.5in" fo:margin-left="1.5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75in" fo:text-indent="-1.7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9z0"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9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1in" fo:text-indent="-1in" fo:margin-left="1in"/>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1.25in" fo:text-indent="-1.25in" fo:margin-left="1.25in"/>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text:start-value="2">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style:parent-style-name="Footer">
      <style:paragraph-properties fo:margin-left="0in" fo:margin-right="0.25in" fo:text-indent="0.25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Mfr2"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i" style:print-orientation="portrait" fo:margin-top="0.75in" fo:margin-bottom="0.7in" fo:margin-left="1in" fo:margin-right="0.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5in" fo:margin-top="0.011in" style:dynamic-spacing="true"/>
      </style:footer-style>
    </style:page-layout>
    <style:page-layout style:name="Mpm2">
      <style:page-layout-properties fo:page-width="8.5in" fo:page-height="11in" style:num-format="1" style:print-orientation="portrait" fo:margin-top="0.75in" fo:margin-bottom="0.6in" fo:margin-left="1in" fo:margin-right="0.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5in" fo:margin-top="0.111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7"><draw:text-box fo:min-height="0.0228in" fo:min-width="0in"><text:p text:style-name="Footer"><text:span text:style-name="Page_20_Number"><text:page-number text:select-page="current">viii</text:page-number></text:span></text:p></draw:text-box></draw:frame><draw:frame draw:style-name="Mfr2" draw:name="Frame2" text:anchor-type="paragraph" svg:y="0.0008in" draw:z-index="15"><draw:text-box fo:min-height="0.0228in" fo:min-width="0in"><text:p text:style-name="MP2"/></draw:text-box></draw:frame></text:p>
      </style:footer>
    </style:master-page>
    <style:master-page style:name="Convert_20_1" style:display-name="Convert 1" style:page-layout-name="Mpm2">
      <style:footer>
        <text:p text:style-name="MP1"><draw:frame draw:style-name="Mfr1" draw:name="Frame3" text:anchor-type="paragraph" svg:y="0.0008in" draw:z-index="0"><draw:text-box fo:min-height="0.0228in" fo:min-width="0in"><text:p text:style-name="Footer"><text:span text:style-name="Page_20_Number"><text:page-number text:select-page="current">99</text:page-number></text:span></text:p></draw:text-box></draw:frame><draw:frame draw:style-name="Mfr2" draw:name="Frame4" text:anchor-type="paragraph" svg:y="0.0008in" draw:z-index="0"><draw:text-box fo:min-height="0.0228in" fo:min-width="0in"><text:p text:style-name="MP2"/></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undamentals of Modern Belarusian</dc:title>
    <meta:initial-creator>Trial User</meta:initial-creator>
    <meta:creation-date>2005-05-22T13:30:00</meta:creation-date>
    <dc:creator>Žāle Mottahedin</dc:creator>
    <dc:date>2020-10-14T23:27:39.673169499</dc:date>
    <meta:print-date>2004-02-09T14:58:00</meta:print-date>
    <meta:editing-cycles>4</meta:editing-cycles>
    <meta:editing-duration>PT5M45S</meta:editing-duration>
    <meta:generator>LibreOffice/6.2.8.2$Linux_X86_64 LibreOffice_project/20$Build-2</meta:generator>
    <meta:document-statistic meta:table-count="0" meta:image-count="0" meta:object-count="0" meta:page-count="8" meta:paragraph-count="280" meta:word-count="2516" meta:character-count="15334" meta:non-whitespace-character-count="12232"/>
  </office:meta>
</office:document-meta>
</file>